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ink_2.receiver_i.routed_msg_sub.network" table:style-name="ta1">
        <table:shapes>
          <draw:frame draw:z-index="0" draw:style-name="gr1" draw:text-style-name="P1" svg:width="453.51pt" svg:height="255.09pt" svg:x="339.14pt" svg:y="2.83pt">
            <draw:object draw:notify-on-update-of-ranges="'sink_2.receiver_i.routed_msg_sub.network'.D1:'sink_2.receiver_i.routed_msg_sub.network'.D1 'sink_2.receiver_i.routed_msg_sub.network'.D2:'sink_2.receiver_i.routed_msg_sub.network'.D207 'sink_2.receiver_i.routed_msg_sub.network'.E1:'sink_2.receiver_i.routed_msg_sub.network'.E1 'sink_2.receiver_i.routed_msg_sub.network'.E2:'sink_2.receiver_i.routed_msg_sub.network'.E20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data rate (bp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700180.28525" calcext:value-type="float">
            <text:p>1442700180.28525</text:p>
          </table:table-cell>
          <table:table-cell office:value-type="float" office:value="65632" calcext:value-type="float">
            <text:p>65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700180.7536" calcext:value-type="float">
            <text:p>1442700180.7536</text:p>
          </table:table-cell>
          <table:table-cell office:value-type="float" office:value="65632" calcext:value-type="float">
            <text:p>65632</text:p>
          </table:table-cell>
          <table:table-cell table:formula="of:=[.B3]-[.B$2]" office:value-type="float" office:value="0.468347072601318" calcext:value-type="float">
            <text:p>0.4683470726</text:p>
          </table:table-cell>
          <table:table-cell table:formula="of:=[.C3]/([.D3]-[.D2])" office:value-type="float" office:value="140135.39069533" calcext:value-type="float">
            <text:p>140135.390695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700180.85418" calcext:value-type="float">
            <text:p>1442700180.85418</text:p>
          </table:table-cell>
          <table:table-cell office:value-type="float" office:value="65632" calcext:value-type="float">
            <text:p>65632</text:p>
          </table:table-cell>
          <table:table-cell table:formula="of:=[.B4]-[.B$2]" office:value-type="float" office:value="0.568928241729736" calcext:value-type="float">
            <text:p>0.5689282417</text:p>
          </table:table-cell>
          <table:table-cell table:formula="of:=[.C4]/([.D4]-[.D3])" office:value-type="float" office:value="652527.710392824" calcext:value-type="float">
            <text:p>652527.7103928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700180.90795" calcext:value-type="float">
            <text:p>1442700180.90795</text:p>
          </table:table-cell>
          <table:table-cell office:value-type="float" office:value="65632" calcext:value-type="float">
            <text:p>65632</text:p>
          </table:table-cell>
          <table:table-cell table:formula="of:=[.B5]-[.B$2]" office:value-type="float" office:value="0.622701406478882" calcext:value-type="float">
            <text:p>0.6227014065</text:p>
          </table:table-cell>
          <table:table-cell table:formula="of:=[.C5]/([.D5]-[.D4])" office:value-type="float" office:value="1220534.44884965" calcext:value-type="float">
            <text:p>1220534.448849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700181.24345" calcext:value-type="float">
            <text:p>1442700181.24345</text:p>
          </table:table-cell>
          <table:table-cell office:value-type="float" office:value="65632" calcext:value-type="float">
            <text:p>65632</text:p>
          </table:table-cell>
          <table:table-cell table:formula="of:=[.B6]-[.B$2]" office:value-type="float" office:value="0.95820164680481" calcext:value-type="float">
            <text:p>0.9582016468</text:p>
          </table:table-cell>
          <table:table-cell table:formula="of:=[.C6]/([.D6]-[.D5])" office:value-type="float" office:value="195624.301002708" calcext:value-type="float">
            <text:p>195624.3010027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2700181.90987" calcext:value-type="float">
            <text:p>1442700181.90987</text:p>
          </table:table-cell>
          <table:table-cell office:value-type="float" office:value="65632" calcext:value-type="float">
            <text:p>65632</text:p>
          </table:table-cell>
          <table:table-cell table:formula="of:=[.B7]-[.B$2]" office:value-type="float" office:value="1.62462377548218" calcext:value-type="float">
            <text:p>1.6246237755</text:p>
          </table:table-cell>
          <table:table-cell table:formula="of:=[.C7]/([.D7]-[.D6])" office:value-type="float" office:value="98484.124664735" calcext:value-type="float">
            <text:p>98484.1246647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2700181.97029" calcext:value-type="float">
            <text:p>1442700181.97029</text:p>
          </table:table-cell>
          <table:table-cell office:value-type="float" office:value="65632" calcext:value-type="float">
            <text:p>65632</text:p>
          </table:table-cell>
          <table:table-cell table:formula="of:=[.B8]-[.B$2]" office:value-type="float" office:value="1.68503427505493" calcext:value-type="float">
            <text:p>1.6850342751</text:p>
          </table:table-cell>
          <table:table-cell table:formula="of:=[.C8]/([.D8]-[.D7])" office:value-type="float" office:value="1086433.6574631" calcext:value-type="float">
            <text:p>1086433.65746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700182.03799" calcext:value-type="float">
            <text:p>1442700182.03799</text:p>
          </table:table-cell>
          <table:table-cell office:value-type="float" office:value="65632" calcext:value-type="float">
            <text:p>65632</text:p>
          </table:table-cell>
          <table:table-cell table:formula="of:=[.B9]-[.B$2]" office:value-type="float" office:value="1.75274181365967" calcext:value-type="float">
            <text:p>1.7527418137</text:p>
          </table:table-cell>
          <table:table-cell table:formula="of:=[.C9]/([.D9]-[.D8])" office:value-type="float" office:value="969345.531568458" calcext:value-type="float">
            <text:p>969345.5315684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700182.27163" calcext:value-type="float">
            <text:p>1442700182.27163</text:p>
          </table:table-cell>
          <table:table-cell office:value-type="float" office:value="65632" calcext:value-type="float">
            <text:p>65632</text:p>
          </table:table-cell>
          <table:table-cell table:formula="of:=[.B10]-[.B$2]" office:value-type="float" office:value="1.98638391494751" calcext:value-type="float">
            <text:p>1.9863839149</text:p>
          </table:table-cell>
          <table:table-cell table:formula="of:=[.C10]/([.D10]-[.D9])" office:value-type="float" office:value="280908.276540206" calcext:value-type="float">
            <text:p>280908.2765402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2700182.33944" calcext:value-type="float">
            <text:p>1442700182.33944</text:p>
          </table:table-cell>
          <table:table-cell office:value-type="float" office:value="65632" calcext:value-type="float">
            <text:p>65632</text:p>
          </table:table-cell>
          <table:table-cell table:formula="of:=[.B11]-[.B$2]" office:value-type="float" office:value="2.05419373512268" calcext:value-type="float">
            <text:p>2.0541937351</text:p>
          </table:table-cell>
          <table:table-cell table:formula="of:=[.C11]/([.D11]-[.D10])" office:value-type="float" office:value="967883.41025614" calcext:value-type="float">
            <text:p>967883.410256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700182.54044" calcext:value-type="float">
            <text:p>1442700182.54044</text:p>
          </table:table-cell>
          <table:table-cell office:value-type="float" office:value="65632" calcext:value-type="float">
            <text:p>65632</text:p>
          </table:table-cell>
          <table:table-cell table:formula="of:=[.B12]-[.B$2]" office:value-type="float" office:value="2.25518465042114" calcext:value-type="float">
            <text:p>2.2551846504</text:p>
          </table:table-cell>
          <table:table-cell table:formula="of:=[.C12]/([.D12]-[.D11])" office:value-type="float" office:value="326542.122078202" calcext:value-type="float">
            <text:p>326542.1220782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2700182.64093" calcext:value-type="float">
            <text:p>1442700182.64093</text:p>
          </table:table-cell>
          <table:table-cell office:value-type="float" office:value="65632" calcext:value-type="float">
            <text:p>65632</text:p>
          </table:table-cell>
          <table:table-cell table:formula="of:=[.B13]-[.B$2]" office:value-type="float" office:value="2.35568284988403" calcext:value-type="float">
            <text:p>2.3556828499</text:p>
          </table:table-cell>
          <table:table-cell table:formula="of:=[.C13]/([.D13]-[.D12])" office:value-type="float" office:value="653066.426570507" calcext:value-type="float">
            <text:p>653066.4265705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2700183.27803" calcext:value-type="float">
            <text:p>1442700183.27803</text:p>
          </table:table-cell>
          <table:table-cell office:value-type="float" office:value="65632" calcext:value-type="float">
            <text:p>65632</text:p>
          </table:table-cell>
          <table:table-cell table:formula="of:=[.B14]-[.B$2]" office:value-type="float" office:value="2.99277806282043" calcext:value-type="float">
            <text:p>2.9927780628</text:p>
          </table:table-cell>
          <table:table-cell table:formula="of:=[.C14]/([.D14]-[.D13])" office:value-type="float" office:value="103017.568908577" calcext:value-type="float">
            <text:p>103017.5689085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2700183.33106" calcext:value-type="float">
            <text:p>1442700183.33106</text:p>
          </table:table-cell>
          <table:table-cell office:value-type="float" office:value="65632" calcext:value-type="float">
            <text:p>65632</text:p>
          </table:table-cell>
          <table:table-cell table:formula="of:=[.B15]-[.B$2]" office:value-type="float" office:value="3.04580521583557" calcext:value-type="float">
            <text:p>3.0458052158</text:p>
          </table:table-cell>
          <table:table-cell table:formula="of:=[.C15]/([.D15]-[.D14])" office:value-type="float" office:value="1237705.52006187" calcext:value-type="float">
            <text:p>1237705.520061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2700183.53197" calcext:value-type="float">
            <text:p>1442700183.53197</text:p>
          </table:table-cell>
          <table:table-cell office:value-type="float" office:value="65632" calcext:value-type="float">
            <text:p>65632</text:p>
          </table:table-cell>
          <table:table-cell table:formula="of:=[.B16]-[.B$2]" office:value-type="float" office:value="3.24672031402588" calcext:value-type="float">
            <text:p>3.246720314</text:p>
          </table:table-cell>
          <table:table-cell table:formula="of:=[.C16]/([.D16]-[.D15])" office:value-type="float" office:value="326665.345666721" calcext:value-type="float">
            <text:p>326665.3456667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2700183.73308" calcext:value-type="float">
            <text:p>1442700183.73308</text:p>
          </table:table-cell>
          <table:table-cell office:value-type="float" office:value="65632" calcext:value-type="float">
            <text:p>65632</text:p>
          </table:table-cell>
          <table:table-cell table:formula="of:=[.B17]-[.B$2]" office:value-type="float" office:value="3.44783115386963" calcext:value-type="float">
            <text:p>3.4478311539</text:p>
          </table:table-cell>
          <table:table-cell table:formula="of:=[.C17]/([.D17]-[.D16])" office:value-type="float" office:value="326347.401517451" calcext:value-type="float">
            <text:p>326347.4015174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2700183.77595" calcext:value-type="float">
            <text:p>1442700183.77595</text:p>
          </table:table-cell>
          <table:table-cell office:value-type="float" office:value="65632" calcext:value-type="float">
            <text:p>65632</text:p>
          </table:table-cell>
          <table:table-cell table:formula="of:=[.B18]-[.B$2]" office:value-type="float" office:value="3.49069881439209" calcext:value-type="float">
            <text:p>3.4906988144</text:p>
          </table:table-cell>
          <table:table-cell table:formula="of:=[.C18]/([.D18]-[.D17])" office:value-type="float" office:value="1531037.59804227" calcext:value-type="float">
            <text:p>1531037.598042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2700183.97688" calcext:value-type="float">
            <text:p>1442700183.97688</text:p>
          </table:table-cell>
          <table:table-cell office:value-type="float" office:value="65632" calcext:value-type="float">
            <text:p>65632</text:p>
          </table:table-cell>
          <table:table-cell table:formula="of:=[.B19]-[.B$2]" office:value-type="float" office:value="3.69162631034851" calcext:value-type="float">
            <text:p>3.6916263103</text:p>
          </table:table-cell>
          <table:table-cell table:formula="of:=[.C19]/([.D19]-[.D18])" office:value-type="float" office:value="326645.189537598" calcext:value-type="float">
            <text:p>326645.1895375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2700184.03438" calcext:value-type="float">
            <text:p>1442700184.03438</text:p>
          </table:table-cell>
          <table:table-cell office:value-type="float" office:value="65632" calcext:value-type="float">
            <text:p>65632</text:p>
          </table:table-cell>
          <table:table-cell table:formula="of:=[.B20]-[.B$2]" office:value-type="float" office:value="3.74913024902344" calcext:value-type="float">
            <text:p>3.749130249</text:p>
          </table:table-cell>
          <table:table-cell table:formula="of:=[.C20]/([.D20]-[.D19])" office:value-type="float" office:value="1141347.90611512" calcext:value-type="float">
            <text:p>1141347.906115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2700184.79441" calcext:value-type="float">
            <text:p>1442700184.79441</text:p>
          </table:table-cell>
          <table:table-cell office:value-type="float" office:value="65632" calcext:value-type="float">
            <text:p>65632</text:p>
          </table:table-cell>
          <table:table-cell table:formula="of:=[.B21]-[.B$2]" office:value-type="float" office:value="4.50915932655335" calcext:value-type="float">
            <text:p>4.5091593266</text:p>
          </table:table-cell>
          <table:table-cell table:formula="of:=[.C21]/([.D21]-[.D20])" office:value-type="float" office:value="86354.5908181617" calcext:value-type="float">
            <text:p>86354.59081816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2700184.84817" calcext:value-type="float">
            <text:p>1442700184.84817</text:p>
          </table:table-cell>
          <table:table-cell office:value-type="float" office:value="65632" calcext:value-type="float">
            <text:p>65632</text:p>
          </table:table-cell>
          <table:table-cell table:formula="of:=[.B22]-[.B$2]" office:value-type="float" office:value="4.56291842460632" calcext:value-type="float">
            <text:p>4.5629184246</text:p>
          </table:table-cell>
          <table:table-cell table:formula="of:=[.C22]/([.D22]-[.D21])" office:value-type="float" office:value="1220853.81594983" calcext:value-type="float">
            <text:p>1220853.8159498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2700184.9028" calcext:value-type="float">
            <text:p>1442700184.9028</text:p>
          </table:table-cell>
          <table:table-cell office:value-type="float" office:value="65632" calcext:value-type="float">
            <text:p>65632</text:p>
          </table:table-cell>
          <table:table-cell table:formula="of:=[.B23]-[.B$2]" office:value-type="float" office:value="4.61754631996155" calcext:value-type="float">
            <text:p>4.61754632</text:p>
          </table:table-cell>
          <table:table-cell table:formula="of:=[.C23]/([.D23]-[.D22])" office:value-type="float" office:value="1201437.4629156" calcext:value-type="float">
            <text:p>1201437.46291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2700185.13043" calcext:value-type="float">
            <text:p>1442700185.13043</text:p>
          </table:table-cell>
          <table:table-cell office:value-type="float" office:value="65632" calcext:value-type="float">
            <text:p>65632</text:p>
          </table:table-cell>
          <table:table-cell table:formula="of:=[.B24]-[.B$2]" office:value-type="float" office:value="4.84517955780029" calcext:value-type="float">
            <text:p>4.8451795578</text:p>
          </table:table-cell>
          <table:table-cell table:formula="of:=[.C24]/([.D24]-[.D23])" office:value-type="float" office:value="288323.447942578" calcext:value-type="float">
            <text:p>288323.4479425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2700185.28498" calcext:value-type="float">
            <text:p>1442700185.28498</text:p>
          </table:table-cell>
          <table:table-cell office:value-type="float" office:value="65632" calcext:value-type="float">
            <text:p>65632</text:p>
          </table:table-cell>
          <table:table-cell table:formula="of:=[.B25]-[.B$2]" office:value-type="float" office:value="4.99973130226135" calcext:value-type="float">
            <text:p>4.9997313023</text:p>
          </table:table-cell>
          <table:table-cell table:formula="of:=[.C25]/([.D25]-[.D24])" office:value-type="float" office:value="424660.363613925" calcext:value-type="float">
            <text:p>424660.3636139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2700185.4859" calcext:value-type="float">
            <text:p>1442700185.4859</text:p>
          </table:table-cell>
          <table:table-cell office:value-type="float" office:value="65632" calcext:value-type="float">
            <text:p>65632</text:p>
          </table:table-cell>
          <table:table-cell table:formula="of:=[.B26]-[.B$2]" office:value-type="float" office:value="5.20065355300903" calcext:value-type="float">
            <text:p>5.200653553</text:p>
          </table:table-cell>
          <table:table-cell table:formula="of:=[.C26]/([.D26]-[.D25])" office:value-type="float" office:value="326653.716827118" calcext:value-type="float">
            <text:p>326653.7168271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2700185.53277" calcext:value-type="float">
            <text:p>1442700185.53277</text:p>
          </table:table-cell>
          <table:table-cell office:value-type="float" office:value="65632" calcext:value-type="float">
            <text:p>65632</text:p>
          </table:table-cell>
          <table:table-cell table:formula="of:=[.B27]-[.B$2]" office:value-type="float" office:value="5.24752306938171" calcext:value-type="float">
            <text:p>5.2475230694</text:p>
          </table:table-cell>
          <table:table-cell table:formula="of:=[.C27]/([.D27]-[.D26])" office:value-type="float" office:value="1400313.14763588" calcext:value-type="float">
            <text:p>1400313.1476358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2700185.93067" calcext:value-type="float">
            <text:p>1442700185.93067</text:p>
          </table:table-cell>
          <table:table-cell office:value-type="float" office:value="65632" calcext:value-type="float">
            <text:p>65632</text:p>
          </table:table-cell>
          <table:table-cell table:formula="of:=[.B28]-[.B$2]" office:value-type="float" office:value="5.64541912078857" calcext:value-type="float">
            <text:p>5.6454191208</text:p>
          </table:table-cell>
          <table:table-cell table:formula="of:=[.C28]/([.D28]-[.D27])" office:value-type="float" office:value="164947.603194206" calcext:value-type="float">
            <text:p>164947.6031942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2700186.00891" calcext:value-type="float">
            <text:p>1442700186.00891</text:p>
          </table:table-cell>
          <table:table-cell office:value-type="float" office:value="65632" calcext:value-type="float">
            <text:p>65632</text:p>
          </table:table-cell>
          <table:table-cell table:formula="of:=[.B29]-[.B$2]" office:value-type="float" office:value="5.72365713119507" calcext:value-type="float">
            <text:p>5.7236571312</text:p>
          </table:table-cell>
          <table:table-cell table:formula="of:=[.C29]/([.D29]-[.D28])" office:value-type="float" office:value="838876.137813344" calcext:value-type="float">
            <text:p>838876.1378133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2700186.05299" calcext:value-type="float">
            <text:p>1442700186.05299</text:p>
          </table:table-cell>
          <table:table-cell office:value-type="float" office:value="65632" calcext:value-type="float">
            <text:p>65632</text:p>
          </table:table-cell>
          <table:table-cell table:formula="of:=[.B30]-[.B$2]" office:value-type="float" office:value="5.76773428916931" calcext:value-type="float">
            <text:p>5.7677342892</text:p>
          </table:table-cell>
          <table:table-cell table:formula="of:=[.C30]/([.D30]-[.D29])" office:value-type="float" office:value="1489025.22341283" calcext:value-type="float">
            <text:p>1489025.2234128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2700186.44391" calcext:value-type="float">
            <text:p>1442700186.44391</text:p>
          </table:table-cell>
          <table:table-cell office:value-type="float" office:value="65632" calcext:value-type="float">
            <text:p>65632</text:p>
          </table:table-cell>
          <table:table-cell table:formula="of:=[.B31]-[.B$2]" office:value-type="float" office:value="6.15865635871887" calcext:value-type="float">
            <text:p>6.1586563587</text:p>
          </table:table-cell>
          <table:table-cell table:formula="of:=[.C31]/([.D31]-[.D30])" office:value-type="float" office:value="167890.239800542" calcext:value-type="float">
            <text:p>167890.2398005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2700186.68541" calcext:value-type="float">
            <text:p>1442700186.68541</text:p>
          </table:table-cell>
          <table:table-cell office:value-type="float" office:value="65632" calcext:value-type="float">
            <text:p>65632</text:p>
          </table:table-cell>
          <table:table-cell table:formula="of:=[.B32]-[.B$2]" office:value-type="float" office:value="6.40015625953674" calcext:value-type="float">
            <text:p>6.4001562595</text:p>
          </table:table-cell>
          <table:table-cell table:formula="of:=[.C32]/([.D32]-[.D31])" office:value-type="float" office:value="271768.227555078" calcext:value-type="float">
            <text:p>271768.2275550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2700186.91846" calcext:value-type="float">
            <text:p>1442700186.91846</text:p>
          </table:table-cell>
          <table:table-cell office:value-type="float" office:value="65632" calcext:value-type="float">
            <text:p>65632</text:p>
          </table:table-cell>
          <table:table-cell table:formula="of:=[.B33]-[.B$2]" office:value-type="float" office:value="6.63320899009705" calcext:value-type="float">
            <text:p>6.6332089901</text:p>
          </table:table-cell>
          <table:table-cell table:formula="of:=[.C33]/([.D33]-[.D32])" office:value-type="float" office:value="281618.669913063" calcext:value-type="float">
            <text:p>281618.6699130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2700187.01875" calcext:value-type="float">
            <text:p>1442700187.01875</text:p>
          </table:table-cell>
          <table:table-cell office:value-type="float" office:value="65632" calcext:value-type="float">
            <text:p>65632</text:p>
          </table:table-cell>
          <table:table-cell table:formula="of:=[.B34]-[.B$2]" office:value-type="float" office:value="6.73349571228027" calcext:value-type="float">
            <text:p>6.7334957123</text:p>
          </table:table-cell>
          <table:table-cell table:formula="of:=[.C34]/([.D34]-[.D33])" office:value-type="float" office:value="654443.56512209" calcext:value-type="float">
            <text:p>654443.5651220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2700190.02759" calcext:value-type="float">
            <text:p>1442700190.02759</text:p>
          </table:table-cell>
          <table:table-cell office:value-type="float" office:value="65632" calcext:value-type="float">
            <text:p>65632</text:p>
          </table:table-cell>
          <table:table-cell table:formula="of:=[.B35]-[.B$2]" office:value-type="float" office:value="9.74233675003052" calcext:value-type="float">
            <text:p>9.74233675</text:p>
          </table:table-cell>
          <table:table-cell table:formula="of:=[.C35]/([.D35]-[.D34])" office:value-type="float" office:value="21813.0500004992" calcext:value-type="float">
            <text:p>21813.050000499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2700190.05515" calcext:value-type="float">
            <text:p>1442700190.05515</text:p>
          </table:table-cell>
          <table:table-cell office:value-type="float" office:value="65632" calcext:value-type="float">
            <text:p>65632</text:p>
          </table:table-cell>
          <table:table-cell table:formula="of:=[.B36]-[.B$2]" office:value-type="float" office:value="9.76989436149597" calcext:value-type="float">
            <text:p>9.7698943615</text:p>
          </table:table-cell>
          <table:table-cell table:formula="of:=[.C36]/([.D36]-[.D35])" office:value-type="float" office:value="2381628.75916425" calcext:value-type="float">
            <text:p>2381628.759164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2700190.08268" calcext:value-type="float">
            <text:p>1442700190.08268</text:p>
          </table:table-cell>
          <table:table-cell office:value-type="float" office:value="65632" calcext:value-type="float">
            <text:p>65632</text:p>
          </table:table-cell>
          <table:table-cell table:formula="of:=[.B37]-[.B$2]" office:value-type="float" office:value="9.79743146896362" calcext:value-type="float">
            <text:p>9.797431469</text:p>
          </table:table-cell>
          <table:table-cell table:formula="of:=[.C37]/([.D37]-[.D36])" office:value-type="float" office:value="2383402.10848579" calcext:value-type="float">
            <text:p>2383402.1084857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2700190.11023" calcext:value-type="float">
            <text:p>1442700190.11023</text:p>
          </table:table-cell>
          <table:table-cell office:value-type="float" office:value="65632" calcext:value-type="float">
            <text:p>65632</text:p>
          </table:table-cell>
          <table:table-cell table:formula="of:=[.B38]-[.B$2]" office:value-type="float" office:value="9.82498288154602" calcext:value-type="float">
            <text:p>9.8249828815</text:p>
          </table:table-cell>
          <table:table-cell table:formula="of:=[.C38]/([.D38]-[.D37])" office:value-type="float" office:value="2382164.6096626" calcext:value-type="float">
            <text:p>2382164.60966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2700190.13778" calcext:value-type="float">
            <text:p>1442700190.13778</text:p>
          </table:table-cell>
          <table:table-cell office:value-type="float" office:value="65632" calcext:value-type="float">
            <text:p>65632</text:p>
          </table:table-cell>
          <table:table-cell table:formula="of:=[.B39]-[.B$2]" office:value-type="float" office:value="9.85252618789673" calcext:value-type="float">
            <text:p>9.8525261879</text:p>
          </table:table-cell>
          <table:table-cell table:formula="of:=[.C39]/([.D39]-[.D38])" office:value-type="float" office:value="2382865.70117291" calcext:value-type="float">
            <text:p>2382865.7011729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2700190.16529" calcext:value-type="float">
            <text:p>1442700190.16529</text:p>
          </table:table-cell>
          <table:table-cell office:value-type="float" office:value="65632" calcext:value-type="float">
            <text:p>65632</text:p>
          </table:table-cell>
          <table:table-cell table:formula="of:=[.B40]-[.B$2]" office:value-type="float" office:value="9.88004279136658" calcext:value-type="float">
            <text:p>9.8800427914</text:p>
          </table:table-cell>
          <table:table-cell table:formula="of:=[.C40]/([.D40]-[.D39])" office:value-type="float" office:value="2385178.10062991" calcext:value-type="float">
            <text:p>2385178.1006299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2700190.19281" calcext:value-type="float">
            <text:p>1442700190.19281</text:p>
          </table:table-cell>
          <table:table-cell office:value-type="float" office:value="65632" calcext:value-type="float">
            <text:p>65632</text:p>
          </table:table-cell>
          <table:table-cell table:formula="of:=[.B41]-[.B$2]" office:value-type="float" office:value="9.90755915641785" calcext:value-type="float">
            <text:p>9.9075591564</text:p>
          </table:table-cell>
          <table:table-cell table:formula="of:=[.C41]/([.D41]-[.D40])" office:value-type="float" office:value="2385198.76726857" calcext:value-type="float">
            <text:p>2385198.767268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700190.2203" calcext:value-type="float">
            <text:p>1442700190.2203</text:p>
          </table:table-cell>
          <table:table-cell office:value-type="float" office:value="65632" calcext:value-type="float">
            <text:p>65632</text:p>
          </table:table-cell>
          <table:table-cell table:formula="of:=[.B42]-[.B$2]" office:value-type="float" office:value="9.93504858016968" calcext:value-type="float">
            <text:p>9.9350485802</text:p>
          </table:table-cell>
          <table:table-cell table:formula="of:=[.C42]/([.D42]-[.D41])" office:value-type="float" office:value="2387536.40645626" calcext:value-type="float">
            <text:p>2387536.4064562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2700190.24778" calcext:value-type="float">
            <text:p>1442700190.24778</text:p>
          </table:table-cell>
          <table:table-cell office:value-type="float" office:value="65632" calcext:value-type="float">
            <text:p>65632</text:p>
          </table:table-cell>
          <table:table-cell table:formula="of:=[.B43]-[.B$2]" office:value-type="float" office:value="9.9625301361084" calcext:value-type="float">
            <text:p>9.9625301361</text:p>
          </table:table-cell>
          <table:table-cell table:formula="of:=[.C43]/([.D43]-[.D42])" office:value-type="float" office:value="2388219.94454566" calcext:value-type="float">
            <text:p>2388219.9445456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2700190.27528" calcext:value-type="float">
            <text:p>1442700190.27528</text:p>
          </table:table-cell>
          <table:table-cell office:value-type="float" office:value="65632" calcext:value-type="float">
            <text:p>65632</text:p>
          </table:table-cell>
          <table:table-cell table:formula="of:=[.B44]-[.B$2]" office:value-type="float" office:value="9.99003386497498" calcext:value-type="float">
            <text:p>9.990033865</text:p>
          </table:table-cell>
          <table:table-cell table:formula="of:=[.C44]/([.D44]-[.D43])" office:value-type="float" office:value="2386294.6118465" calcext:value-type="float">
            <text:p>2386294.611846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2700190.45839" calcext:value-type="float">
            <text:p>1442700190.45839</text:p>
          </table:table-cell>
          <table:table-cell office:value-type="float" office:value="65632" calcext:value-type="float">
            <text:p>65632</text:p>
          </table:table-cell>
          <table:table-cell table:formula="of:=[.B45]-[.B$2]" office:value-type="float" office:value="10.1731379032135" calcext:value-type="float">
            <text:p>10.1731379032</text:p>
          </table:table-cell>
          <table:table-cell table:formula="of:=[.C45]/([.D45]-[.D44])" office:value-type="float" office:value="358441.029653877" calcext:value-type="float">
            <text:p>358441.02965387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2700190.68969" calcext:value-type="float">
            <text:p>1442700190.68969</text:p>
          </table:table-cell>
          <table:table-cell office:value-type="float" office:value="65632" calcext:value-type="float">
            <text:p>65632</text:p>
          </table:table-cell>
          <table:table-cell table:formula="of:=[.B46]-[.B$2]" office:value-type="float" office:value="10.4044351577759" calcext:value-type="float">
            <text:p>10.4044351578</text:p>
          </table:table-cell>
          <table:table-cell table:formula="of:=[.C46]/([.D46]-[.D45])" office:value-type="float" office:value="283756.070188459" calcext:value-type="float">
            <text:p>283756.0701884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2700190.79019" calcext:value-type="float">
            <text:p>1442700190.79019</text:p>
          </table:table-cell>
          <table:table-cell office:value-type="float" office:value="65632" calcext:value-type="float">
            <text:p>65632</text:p>
          </table:table-cell>
          <table:table-cell table:formula="of:=[.B47]-[.B$2]" office:value-type="float" office:value="10.5049438476563" calcext:value-type="float">
            <text:p>10.5049438477</text:p>
          </table:table-cell>
          <table:table-cell table:formula="of:=[.C47]/([.D47]-[.D46])" office:value-type="float" office:value="652998.263912478" calcext:value-type="float">
            <text:p>652998.2639124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2700190.82938" calcext:value-type="float">
            <text:p>1442700190.82938</text:p>
          </table:table-cell>
          <table:table-cell office:value-type="float" office:value="65632" calcext:value-type="float">
            <text:p>65632</text:p>
          </table:table-cell>
          <table:table-cell table:formula="of:=[.B48]-[.B$2]" office:value-type="float" office:value="10.5441253185272" calcext:value-type="float">
            <text:p>10.5441253185</text:p>
          </table:table-cell>
          <table:table-cell table:formula="of:=[.C48]/([.D48]-[.D47])" office:value-type="float" office:value="1675077.49303574" calcext:value-type="float">
            <text:p>1675077.4930357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2700190.922" calcext:value-type="float">
            <text:p>1442700190.922</text:p>
          </table:table-cell>
          <table:table-cell office:value-type="float" office:value="65632" calcext:value-type="float">
            <text:p>65632</text:p>
          </table:table-cell>
          <table:table-cell table:formula="of:=[.B49]-[.B$2]" office:value-type="float" office:value="10.6367485523224" calcext:value-type="float">
            <text:p>10.6367485523</text:p>
          </table:table-cell>
          <table:table-cell table:formula="of:=[.C49]/([.D49]-[.D48])" office:value-type="float" office:value="708591.10949574" calcext:value-type="float">
            <text:p>708591.1094957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2700191.02262" calcext:value-type="float">
            <text:p>1442700191.02262</text:p>
          </table:table-cell>
          <table:table-cell office:value-type="float" office:value="65632" calcext:value-type="float">
            <text:p>65632</text:p>
          </table:table-cell>
          <table:table-cell table:formula="of:=[.B50]-[.B$2]" office:value-type="float" office:value="10.737372636795" calcext:value-type="float">
            <text:p>10.7373726368</text:p>
          </table:table-cell>
          <table:table-cell table:formula="of:=[.C50]/([.D50]-[.D49])" office:value-type="float" office:value="652249.412692395" calcext:value-type="float">
            <text:p>652249.41269239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2700191.09164" calcext:value-type="float">
            <text:p>1442700191.09164</text:p>
          </table:table-cell>
          <table:table-cell office:value-type="float" office:value="65632" calcext:value-type="float">
            <text:p>65632</text:p>
          </table:table-cell>
          <table:table-cell table:formula="of:=[.B51]-[.B$2]" office:value-type="float" office:value="10.8063898086548" calcext:value-type="float">
            <text:p>10.8063898087</text:p>
          </table:table-cell>
          <table:table-cell table:formula="of:=[.C51]/([.D51]-[.D50])" office:value-type="float" office:value="950951.744782869" calcext:value-type="float">
            <text:p>950951.7447828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2700191.15764" calcext:value-type="float">
            <text:p>1442700191.15764</text:p>
          </table:table-cell>
          <table:table-cell office:value-type="float" office:value="65632" calcext:value-type="float">
            <text:p>65632</text:p>
          </table:table-cell>
          <table:table-cell table:formula="of:=[.B52]-[.B$2]" office:value-type="float" office:value="10.872385263443" calcext:value-type="float">
            <text:p>10.8723852634</text:p>
          </table:table-cell>
          <table:table-cell table:formula="of:=[.C52]/([.D52]-[.D51])" office:value-type="float" office:value="994492.730001265" calcext:value-type="float">
            <text:p>994492.73000126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2700191.25815" calcext:value-type="float">
            <text:p>1442700191.25815</text:p>
          </table:table-cell>
          <table:table-cell office:value-type="float" office:value="65632" calcext:value-type="float">
            <text:p>65632</text:p>
          </table:table-cell>
          <table:table-cell table:formula="of:=[.B53]-[.B$2]" office:value-type="float" office:value="10.9728965759277" calcext:value-type="float">
            <text:p>10.9728965759</text:p>
          </table:table-cell>
          <table:table-cell table:formula="of:=[.C53]/([.D53]-[.D52])" office:value-type="float" office:value="652981.22547115" calcext:value-type="float">
            <text:p>652981.225471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700191.29279" calcext:value-type="float">
            <text:p>1442700191.29279</text:p>
          </table:table-cell>
          <table:table-cell office:value-type="float" office:value="65632" calcext:value-type="float">
            <text:p>65632</text:p>
          </table:table-cell>
          <table:table-cell table:formula="of:=[.B54]-[.B$2]" office:value-type="float" office:value="11.0075347423553" calcext:value-type="float">
            <text:p>11.0075347424</text:p>
          </table:table-cell>
          <table:table-cell table:formula="of:=[.C54]/([.D54]-[.D53])" office:value-type="float" office:value="1894788.51708734" calcext:value-type="float">
            <text:p>1894788.5170873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700191.39324" calcext:value-type="float">
            <text:p>1442700191.39324</text:p>
          </table:table-cell>
          <table:table-cell office:value-type="float" office:value="65632" calcext:value-type="float">
            <text:p>65632</text:p>
          </table:table-cell>
          <table:table-cell table:formula="of:=[.B55]-[.B$2]" office:value-type="float" office:value="11.1079926490784" calcext:value-type="float">
            <text:p>11.1079926491</text:p>
          </table:table-cell>
          <table:table-cell table:formula="of:=[.C55]/([.D55]-[.D54])" office:value-type="float" office:value="653328.365491004" calcext:value-type="float">
            <text:p>653328.36549100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2700191.49385" calcext:value-type="float">
            <text:p>1442700191.49385</text:p>
          </table:table-cell>
          <table:table-cell office:value-type="float" office:value="65632" calcext:value-type="float">
            <text:p>65632</text:p>
          </table:table-cell>
          <table:table-cell table:formula="of:=[.B56]-[.B$2]" office:value-type="float" office:value="11.2085955142975" calcext:value-type="float">
            <text:p>11.2085955143</text:p>
          </table:table-cell>
          <table:table-cell table:formula="of:=[.C56]/([.D56]-[.D55])" office:value-type="float" office:value="652386.98576876" calcext:value-type="float">
            <text:p>652386.9857687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2700191.59427" calcext:value-type="float">
            <text:p>1442700191.59427</text:p>
          </table:table-cell>
          <table:table-cell office:value-type="float" office:value="65632" calcext:value-type="float">
            <text:p>65632</text:p>
          </table:table-cell>
          <table:table-cell table:formula="of:=[.B57]-[.B$2]" office:value-type="float" office:value="11.309015750885" calcext:value-type="float">
            <text:p>11.3090157509</text:p>
          </table:table-cell>
          <table:table-cell table:formula="of:=[.C57]/([.D57]-[.D56])" office:value-type="float" office:value="653573.445256688" calcext:value-type="float">
            <text:p>653573.44525668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2700191.69469" calcext:value-type="float">
            <text:p>1442700191.69469</text:p>
          </table:table-cell>
          <table:table-cell office:value-type="float" office:value="65632" calcext:value-type="float">
            <text:p>65632</text:p>
          </table:table-cell>
          <table:table-cell table:formula="of:=[.B58]-[.B$2]" office:value-type="float" office:value="11.4094400405884" calcext:value-type="float">
            <text:p>11.4094400406</text:p>
          </table:table-cell>
          <table:table-cell table:formula="of:=[.C58]/([.D58]-[.D57])" office:value-type="float" office:value="653547.067087676" calcext:value-type="float">
            <text:p>653547.06708767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2700191.7952" calcext:value-type="float">
            <text:p>1442700191.7952</text:p>
          </table:table-cell>
          <table:table-cell office:value-type="float" office:value="65632" calcext:value-type="float">
            <text:p>65632</text:p>
          </table:table-cell>
          <table:table-cell table:formula="of:=[.B59]-[.B$2]" office:value-type="float" office:value="11.5099475383759" calcext:value-type="float">
            <text:p>11.5099475384</text:p>
          </table:table-cell>
          <table:table-cell table:formula="of:=[.C59]/([.D59]-[.D58])" office:value-type="float" office:value="653006.008952484" calcext:value-type="float">
            <text:p>653006.00895248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2700191.89555" calcext:value-type="float">
            <text:p>1442700191.89555</text:p>
          </table:table-cell>
          <table:table-cell office:value-type="float" office:value="65632" calcext:value-type="float">
            <text:p>65632</text:p>
          </table:table-cell>
          <table:table-cell table:formula="of:=[.B60]-[.B$2]" office:value-type="float" office:value="11.6102981567383" calcext:value-type="float">
            <text:p>11.6102981567</text:p>
          </table:table-cell>
          <table:table-cell table:formula="of:=[.C60]/([.D60]-[.D59])" office:value-type="float" office:value="654026.86172758" calcext:value-type="float">
            <text:p>654026.861727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2700191.99609" calcext:value-type="float">
            <text:p>1442700191.99609</text:p>
          </table:table-cell>
          <table:table-cell office:value-type="float" office:value="65632" calcext:value-type="float">
            <text:p>65632</text:p>
          </table:table-cell>
          <table:table-cell table:formula="of:=[.B61]-[.B$2]" office:value-type="float" office:value="11.7108376026154" calcext:value-type="float">
            <text:p>11.7108376026</text:p>
          </table:table-cell>
          <table:table-cell table:formula="of:=[.C61]/([.D61]-[.D60])" office:value-type="float" office:value="652798.505377135" calcext:value-type="float">
            <text:p>652798.50537713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2700192.02716" calcext:value-type="float">
            <text:p>1442700192.02716</text:p>
          </table:table-cell>
          <table:table-cell office:value-type="float" office:value="65632" calcext:value-type="float">
            <text:p>65632</text:p>
          </table:table-cell>
          <table:table-cell table:formula="of:=[.B62]-[.B$2]" office:value-type="float" office:value="11.741907119751" calcext:value-type="float">
            <text:p>11.7419071198</text:p>
          </table:table-cell>
          <table:table-cell table:formula="of:=[.C62]/([.D62]-[.D61])" office:value-type="float" office:value="2112424.20387523" calcext:value-type="float">
            <text:p>2112424.2038752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2700192.09648" calcext:value-type="float">
            <text:p>1442700192.09648</text:p>
          </table:table-cell>
          <table:table-cell office:value-type="float" office:value="65632" calcext:value-type="float">
            <text:p>65632</text:p>
          </table:table-cell>
          <table:table-cell table:formula="of:=[.B63]-[.B$2]" office:value-type="float" office:value="11.811233997345" calcext:value-type="float">
            <text:p>11.8112339973</text:p>
          </table:table-cell>
          <table:table-cell table:formula="of:=[.C63]/([.D63]-[.D62])" office:value-type="float" office:value="946703.533719882" calcext:value-type="float">
            <text:p>946703.53371988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2700192.1868" calcext:value-type="float">
            <text:p>1442700192.1868</text:p>
          </table:table-cell>
          <table:table-cell office:value-type="float" office:value="65632" calcext:value-type="float">
            <text:p>65632</text:p>
          </table:table-cell>
          <table:table-cell table:formula="of:=[.B64]-[.B$2]" office:value-type="float" office:value="11.9015500545502" calcext:value-type="float">
            <text:p>11.9015500546</text:p>
          </table:table-cell>
          <table:table-cell table:formula="of:=[.C64]/([.D64]-[.D63])" office:value-type="float" office:value="726692.484492349" calcext:value-type="float">
            <text:p>726692.48449234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2700192.26399" calcext:value-type="float">
            <text:p>1442700192.26399</text:p>
          </table:table-cell>
          <table:table-cell office:value-type="float" office:value="65632" calcext:value-type="float">
            <text:p>65632</text:p>
          </table:table-cell>
          <table:table-cell table:formula="of:=[.B65]-[.B$2]" office:value-type="float" office:value="11.9787404537201" calcext:value-type="float">
            <text:p>11.9787404537</text:p>
          </table:table-cell>
          <table:table-cell table:formula="of:=[.C65]/([.D65]-[.D64])" office:value-type="float" office:value="850261.181517173" calcext:value-type="float">
            <text:p>850261.18151717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2700192.30256" calcext:value-type="float">
            <text:p>1442700192.30256</text:p>
          </table:table-cell>
          <table:table-cell office:value-type="float" office:value="65632" calcext:value-type="float">
            <text:p>65632</text:p>
          </table:table-cell>
          <table:table-cell table:formula="of:=[.B66]-[.B$2]" office:value-type="float" office:value="12.0173079967499" calcext:value-type="float">
            <text:p>12.0173079967</text:p>
          </table:table-cell>
          <table:table-cell table:formula="of:=[.C66]/([.D66]-[.D65])" office:value-type="float" office:value="1701741.79748275" calcext:value-type="float">
            <text:p>1701741.7974827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2700192.38775" calcext:value-type="float">
            <text:p>1442700192.38775</text:p>
          </table:table-cell>
          <table:table-cell office:value-type="float" office:value="65632" calcext:value-type="float">
            <text:p>65632</text:p>
          </table:table-cell>
          <table:table-cell table:formula="of:=[.B67]-[.B$2]" office:value-type="float" office:value="12.1024980545044" calcext:value-type="float">
            <text:p>12.1024980545</text:p>
          </table:table-cell>
          <table:table-cell table:formula="of:=[.C67]/([.D67]-[.D66])" office:value-type="float" office:value="770418.540965484" calcext:value-type="float">
            <text:p>770418.54096548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2700192.46491" calcext:value-type="float">
            <text:p>1442700192.46491</text:p>
          </table:table-cell>
          <table:table-cell office:value-type="float" office:value="65632" calcext:value-type="float">
            <text:p>65632</text:p>
          </table:table-cell>
          <table:table-cell table:formula="of:=[.B68]-[.B$2]" office:value-type="float" office:value="12.1796553134918" calcext:value-type="float">
            <text:p>12.1796553135</text:p>
          </table:table-cell>
          <table:table-cell table:formula="of:=[.C68]/([.D68]-[.D67])" office:value-type="float" office:value="850626.381254616" calcext:value-type="float">
            <text:p>850626.38125461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2700192.55538" calcext:value-type="float">
            <text:p>1442700192.55538</text:p>
          </table:table-cell>
          <table:table-cell office:value-type="float" office:value="65632" calcext:value-type="float">
            <text:p>65632</text:p>
          </table:table-cell>
          <table:table-cell table:formula="of:=[.B69]-[.B$2]" office:value-type="float" office:value="12.270133972168" calcext:value-type="float">
            <text:p>12.2701339722</text:p>
          </table:table-cell>
          <table:table-cell table:formula="of:=[.C69]/([.D69]-[.D68])" office:value-type="float" office:value="725386.527169001" calcext:value-type="float">
            <text:p>725386.5271690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2700192.63232" calcext:value-type="float">
            <text:p>1442700192.63232</text:p>
          </table:table-cell>
          <table:table-cell office:value-type="float" office:value="65632" calcext:value-type="float">
            <text:p>65632</text:p>
          </table:table-cell>
          <table:table-cell table:formula="of:=[.B70]-[.B$2]" office:value-type="float" office:value="12.3470656871796" calcext:value-type="float">
            <text:p>12.3470656872</text:p>
          </table:table-cell>
          <table:table-cell table:formula="of:=[.C70]/([.D70]-[.D69])" office:value-type="float" office:value="853120.198738669" calcext:value-type="float">
            <text:p>853120.19873866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2700192.68614" calcext:value-type="float">
            <text:p>1442700192.68614</text:p>
          </table:table-cell>
          <table:table-cell office:value-type="float" office:value="65632" calcext:value-type="float">
            <text:p>65632</text:p>
          </table:table-cell>
          <table:table-cell table:formula="of:=[.B71]-[.B$2]" office:value-type="float" office:value="12.400886297226" calcext:value-type="float">
            <text:p>12.4008862972</text:p>
          </table:table-cell>
          <table:table-cell table:formula="of:=[.C71]/([.D71]-[.D70])" office:value-type="float" office:value="1219458.49263755" calcext:value-type="float">
            <text:p>1219458.4926375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2700192.76338" calcext:value-type="float">
            <text:p>1442700192.76338</text:p>
          </table:table-cell>
          <table:table-cell office:value-type="float" office:value="65632" calcext:value-type="float">
            <text:p>65632</text:p>
          </table:table-cell>
          <table:table-cell table:formula="of:=[.B72]-[.B$2]" office:value-type="float" office:value="12.4781334400177" calcext:value-type="float">
            <text:p>12.47813344</text:p>
          </table:table-cell>
          <table:table-cell table:formula="of:=[.C72]/([.D72]-[.D71])" office:value-type="float" office:value="849636.603090143" calcext:value-type="float">
            <text:p>849636.60309014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2700192.84321" calcext:value-type="float">
            <text:p>1442700192.84321</text:p>
          </table:table-cell>
          <table:table-cell office:value-type="float" office:value="65632" calcext:value-type="float">
            <text:p>65632</text:p>
          </table:table-cell>
          <table:table-cell table:formula="of:=[.B73]-[.B$2]" office:value-type="float" office:value="12.557962179184" calcext:value-type="float">
            <text:p>12.5579621792</text:p>
          </table:table-cell>
          <table:table-cell table:formula="of:=[.C73]/([.D73]-[.D72])" office:value-type="float" office:value="822160.047690442" calcext:value-type="float">
            <text:p>822160.04769044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2700192.93338" calcext:value-type="float">
            <text:p>1442700192.93338</text:p>
          </table:table-cell>
          <table:table-cell office:value-type="float" office:value="65632" calcext:value-type="float">
            <text:p>65632</text:p>
          </table:table-cell>
          <table:table-cell table:formula="of:=[.B74]-[.B$2]" office:value-type="float" office:value="12.6481306552887" calcext:value-type="float">
            <text:p>12.6481306553</text:p>
          </table:table-cell>
          <table:table-cell table:formula="of:=[.C74]/([.D74]-[.D73])" office:value-type="float" office:value="727881.881066331" calcext:value-type="float">
            <text:p>727881.88106633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2700192.98473" calcext:value-type="float">
            <text:p>1442700192.98473</text:p>
          </table:table-cell>
          <table:table-cell office:value-type="float" office:value="65632" calcext:value-type="float">
            <text:p>65632</text:p>
          </table:table-cell>
          <table:table-cell table:formula="of:=[.B75]-[.B$2]" office:value-type="float" office:value="12.6994833946228" calcext:value-type="float">
            <text:p>12.6994833946</text:p>
          </table:table-cell>
          <table:table-cell table:formula="of:=[.C75]/([.D75]-[.D74])" office:value-type="float" office:value="1278062.29718324" calcext:value-type="float">
            <text:p>1278062.2971832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2700193.03366" calcext:value-type="float">
            <text:p>1442700193.03366</text:p>
          </table:table-cell>
          <table:table-cell office:value-type="float" office:value="65632" calcext:value-type="float">
            <text:p>65632</text:p>
          </table:table-cell>
          <table:table-cell table:formula="of:=[.B76]-[.B$2]" office:value-type="float" office:value="12.7484118938446" calcext:value-type="float">
            <text:p>12.7484118938</text:p>
          </table:table-cell>
          <table:table-cell table:formula="of:=[.C76]/([.D76]-[.D75])" office:value-type="float" office:value="1341385.92116791" calcext:value-type="float">
            <text:p>1341385.9211679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2700193.10819" calcext:value-type="float">
            <text:p>1442700193.10819</text:p>
          </table:table-cell>
          <table:table-cell office:value-type="float" office:value="65632" calcext:value-type="float">
            <text:p>65632</text:p>
          </table:table-cell>
          <table:table-cell table:formula="of:=[.B77]-[.B$2]" office:value-type="float" office:value="12.8229360580444" calcext:value-type="float">
            <text:p>12.822936058</text:p>
          </table:table-cell>
          <table:table-cell table:formula="of:=[.C77]/([.D77]-[.D76])" office:value-type="float" office:value="880680.792662288" calcext:value-type="float">
            <text:p>880680.79266228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2700193.17061" calcext:value-type="float">
            <text:p>1442700193.17061</text:p>
          </table:table-cell>
          <table:table-cell office:value-type="float" office:value="65632" calcext:value-type="float">
            <text:p>65632</text:p>
          </table:table-cell>
          <table:table-cell table:formula="of:=[.B78]-[.B$2]" office:value-type="float" office:value="12.8853542804718" calcext:value-type="float">
            <text:p>12.8853542805</text:p>
          </table:table-cell>
          <table:table-cell table:formula="of:=[.C78]/([.D78]-[.D77])" office:value-type="float" office:value="1051487.80993197" calcext:value-type="float">
            <text:p>1051487.8099319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2700193.23432" calcext:value-type="float">
            <text:p>1442700193.23432</text:p>
          </table:table-cell>
          <table:table-cell office:value-type="float" office:value="65632" calcext:value-type="float">
            <text:p>65632</text:p>
          </table:table-cell>
          <table:table-cell table:formula="of:=[.B79]-[.B$2]" office:value-type="float" office:value="12.949068069458" calcext:value-type="float">
            <text:p>12.9490680695</text:p>
          </table:table-cell>
          <table:table-cell table:formula="of:=[.C79]/([.D79]-[.D78])" office:value-type="float" office:value="1030106.6856063" calcext:value-type="float">
            <text:p>1030106.685606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2700193.30885" calcext:value-type="float">
            <text:p>1442700193.30885</text:p>
          </table:table-cell>
          <table:table-cell office:value-type="float" office:value="65632" calcext:value-type="float">
            <text:p>65632</text:p>
          </table:table-cell>
          <table:table-cell table:formula="of:=[.B80]-[.B$2]" office:value-type="float" office:value="13.0235970020294" calcext:value-type="float">
            <text:p>13.023597002</text:p>
          </table:table-cell>
          <table:table-cell table:formula="of:=[.C80]/([.D80]-[.D79])" office:value-type="float" office:value="880624.446581381" calcext:value-type="float">
            <text:p>880624.44658138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2700193.38614" calcext:value-type="float">
            <text:p>1442700193.38614</text:p>
          </table:table-cell>
          <table:table-cell office:value-type="float" office:value="65632" calcext:value-type="float">
            <text:p>65632</text:p>
          </table:table-cell>
          <table:table-cell table:formula="of:=[.B81]-[.B$2]" office:value-type="float" office:value="13.1008906364441" calcext:value-type="float">
            <text:p>13.1008906364</text:p>
          </table:table-cell>
          <table:table-cell table:formula="of:=[.C81]/([.D81]-[.D80])" office:value-type="float" office:value="849125.552149491" calcext:value-type="float">
            <text:p>849125.5521494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2700193.46455" calcext:value-type="float">
            <text:p>1442700193.46455</text:p>
          </table:table-cell>
          <table:table-cell office:value-type="float" office:value="65632" calcext:value-type="float">
            <text:p>65632</text:p>
          </table:table-cell>
          <table:table-cell table:formula="of:=[.B82]-[.B$2]" office:value-type="float" office:value="13.1792995929718" calcext:value-type="float">
            <text:p>13.179299593</text:p>
          </table:table-cell>
          <table:table-cell table:formula="of:=[.C82]/([.D82]-[.D81])" office:value-type="float" office:value="837047.231674426" calcext:value-type="float">
            <text:p>837047.23167442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2700193.53528" calcext:value-type="float">
            <text:p>1442700193.53528</text:p>
          </table:table-cell>
          <table:table-cell office:value-type="float" office:value="65632" calcext:value-type="float">
            <text:p>65632</text:p>
          </table:table-cell>
          <table:table-cell table:formula="of:=[.B83]-[.B$2]" office:value-type="float" office:value="13.2500298023224" calcext:value-type="float">
            <text:p>13.2500298023</text:p>
          </table:table-cell>
          <table:table-cell table:formula="of:=[.C83]/([.D83]-[.D82])" office:value-type="float" office:value="927920.341288461" calcext:value-type="float">
            <text:p>927920.34128846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2700193.58688" calcext:value-type="float">
            <text:p>1442700193.58688</text:p>
          </table:table-cell>
          <table:table-cell office:value-type="float" office:value="65632" calcext:value-type="float">
            <text:p>65632</text:p>
          </table:table-cell>
          <table:table-cell table:formula="of:=[.B84]-[.B$2]" office:value-type="float" office:value="13.3016254901886" calcext:value-type="float">
            <text:p>13.3016254902</text:p>
          </table:table-cell>
          <table:table-cell table:formula="of:=[.C84]/([.D84]-[.D83])" office:value-type="float" office:value="1272044.28730916" calcext:value-type="float">
            <text:p>1272044.2873091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2700193.66543" calcext:value-type="float">
            <text:p>1442700193.66543</text:p>
          </table:table-cell>
          <table:table-cell office:value-type="float" office:value="65632" calcext:value-type="float">
            <text:p>65632</text:p>
          </table:table-cell>
          <table:table-cell table:formula="of:=[.B85]-[.B$2]" office:value-type="float" office:value="13.3801746368408" calcext:value-type="float">
            <text:p>13.3801746368</text:p>
          </table:table-cell>
          <table:table-cell table:formula="of:=[.C85]/([.D85]-[.D84])" office:value-type="float" office:value="835553.31658264" calcext:value-type="float">
            <text:p>835553.3165826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2700193.73592" calcext:value-type="float">
            <text:p>1442700193.73592</text:p>
          </table:table-cell>
          <table:table-cell office:value-type="float" office:value="65632" calcext:value-type="float">
            <text:p>65632</text:p>
          </table:table-cell>
          <table:table-cell table:formula="of:=[.B86]-[.B$2]" office:value-type="float" office:value="13.4506688117981" calcext:value-type="float">
            <text:p>13.4506688118</text:p>
          </table:table-cell>
          <table:table-cell table:formula="of:=[.C86]/([.D86]-[.D85])" office:value-type="float" office:value="931027.280477824" calcext:value-type="float">
            <text:p>931027.28047782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2700193.78774" calcext:value-type="float">
            <text:p>1442700193.78774</text:p>
          </table:table-cell>
          <table:table-cell office:value-type="float" office:value="65632" calcext:value-type="float">
            <text:p>65632</text:p>
          </table:table-cell>
          <table:table-cell table:formula="of:=[.B87]-[.B$2]" office:value-type="float" office:value="13.5024869441986" calcext:value-type="float">
            <text:p>13.5024869442</text:p>
          </table:table-cell>
          <table:table-cell table:formula="of:=[.C87]/([.D87]-[.D86])" office:value-type="float" office:value="1266583.66404866" calcext:value-type="float">
            <text:p>1266583.6640486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700193.86043" calcext:value-type="float">
            <text:p>1442700193.86043</text:p>
          </table:table-cell>
          <table:table-cell office:value-type="float" office:value="65632" calcext:value-type="float">
            <text:p>65632</text:p>
          </table:table-cell>
          <table:table-cell table:formula="of:=[.B88]-[.B$2]" office:value-type="float" office:value="13.5751740932465" calcext:value-type="float">
            <text:p>13.5751740932</text:p>
          </table:table-cell>
          <table:table-cell table:formula="of:=[.C88]/([.D88]-[.D87])" office:value-type="float" office:value="902938.151512766" calcext:value-type="float">
            <text:p>902938.15151276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2700193.93293" calcext:value-type="float">
            <text:p>1442700193.93293</text:p>
          </table:table-cell>
          <table:table-cell office:value-type="float" office:value="65632" calcext:value-type="float">
            <text:p>65632</text:p>
          </table:table-cell>
          <table:table-cell table:formula="of:=[.B89]-[.B$2]" office:value-type="float" office:value="13.647675037384" calcext:value-type="float">
            <text:p>13.6476750374</text:p>
          </table:table-cell>
          <table:table-cell table:formula="of:=[.C89]/([.D89]-[.D88])" office:value-type="float" office:value="905257.176726704" calcext:value-type="float">
            <text:p>905257.17672670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2700194.00928" calcext:value-type="float">
            <text:p>1442700194.00928</text:p>
          </table:table-cell>
          <table:table-cell office:value-type="float" office:value="65632" calcext:value-type="float">
            <text:p>65632</text:p>
          </table:table-cell>
          <table:table-cell table:formula="of:=[.B90]-[.B$2]" office:value-type="float" office:value="13.7240259647369" calcext:value-type="float">
            <text:p>13.7240259647</text:p>
          </table:table-cell>
          <table:table-cell table:formula="of:=[.C90]/([.D90]-[.D89])" office:value-type="float" office:value="859609.729383367" calcext:value-type="float">
            <text:p>859609.72938336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2700194.06123" calcext:value-type="float">
            <text:p>1442700194.06123</text:p>
          </table:table-cell>
          <table:table-cell office:value-type="float" office:value="65632" calcext:value-type="float">
            <text:p>65632</text:p>
          </table:table-cell>
          <table:table-cell table:formula="of:=[.B91]-[.B$2]" office:value-type="float" office:value="13.7759826183319" calcext:value-type="float">
            <text:p>13.7759826183</text:p>
          </table:table-cell>
          <table:table-cell table:formula="of:=[.C91]/([.D91]-[.D90])" office:value-type="float" office:value="1263206.83606061" calcext:value-type="float">
            <text:p>1263206.8360606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2700194.13394" calcext:value-type="float">
            <text:p>1442700194.13394</text:p>
          </table:table-cell>
          <table:table-cell office:value-type="float" office:value="65632" calcext:value-type="float">
            <text:p>65632</text:p>
          </table:table-cell>
          <table:table-cell table:formula="of:=[.B92]-[.B$2]" office:value-type="float" office:value="13.8486928939819" calcext:value-type="float">
            <text:p>13.848692894</text:p>
          </table:table-cell>
          <table:table-cell table:formula="of:=[.C92]/([.D92]-[.D91])" office:value-type="float" office:value="902650.958385934" calcext:value-type="float">
            <text:p>902650.95838593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2700194.18582" calcext:value-type="float">
            <text:p>1442700194.18582</text:p>
          </table:table-cell>
          <table:table-cell office:value-type="float" office:value="65632" calcext:value-type="float">
            <text:p>65632</text:p>
          </table:table-cell>
          <table:table-cell table:formula="of:=[.B93]-[.B$2]" office:value-type="float" office:value="13.9005644321442" calcext:value-type="float">
            <text:p>13.9005644321</text:p>
          </table:table-cell>
          <table:table-cell table:formula="of:=[.C93]/([.D93]-[.D92])" office:value-type="float" office:value="1265279.61817388" calcext:value-type="float">
            <text:p>1265279.6181738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2700194.28116" calcext:value-type="float">
            <text:p>1442700194.28116</text:p>
          </table:table-cell>
          <table:table-cell office:value-type="float" office:value="65632" calcext:value-type="float">
            <text:p>65632</text:p>
          </table:table-cell>
          <table:table-cell table:formula="of:=[.B94]-[.B$2]" office:value-type="float" office:value="13.9959042072296" calcext:value-type="float">
            <text:p>13.9959042072</text:p>
          </table:table-cell>
          <table:table-cell table:formula="of:=[.C94]/([.D94]-[.D93])" office:value-type="float" office:value="688401.03662062" calcext:value-type="float">
            <text:p>688401.0366206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2700194.36177" calcext:value-type="float">
            <text:p>1442700194.36177</text:p>
          </table:table-cell>
          <table:table-cell office:value-type="float" office:value="65632" calcext:value-type="float">
            <text:p>65632</text:p>
          </table:table-cell>
          <table:table-cell table:formula="of:=[.B95]-[.B$2]" office:value-type="float" office:value="14.0765235424042" calcext:value-type="float">
            <text:p>14.0765235424</text:p>
          </table:table-cell>
          <table:table-cell table:formula="of:=[.C95]/([.D95]-[.D94])" office:value-type="float" office:value="814097.509708939" calcext:value-type="float">
            <text:p>814097.50970893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2700194.43531" calcext:value-type="float">
            <text:p>1442700194.43531</text:p>
          </table:table-cell>
          <table:table-cell office:value-type="float" office:value="65632" calcext:value-type="float">
            <text:p>65632</text:p>
          </table:table-cell>
          <table:table-cell table:formula="of:=[.B96]-[.B$2]" office:value-type="float" office:value="14.1500616073608" calcext:value-type="float">
            <text:p>14.1500616074</text:p>
          </table:table-cell>
          <table:table-cell table:formula="of:=[.C96]/([.D96]-[.D95])" office:value-type="float" office:value="892490.168712979" calcext:value-type="float">
            <text:p>892490.16871297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2700194.50889" calcext:value-type="float">
            <text:p>1442700194.50889</text:p>
          </table:table-cell>
          <table:table-cell office:value-type="float" office:value="65632" calcext:value-type="float">
            <text:p>65632</text:p>
          </table:table-cell>
          <table:table-cell table:formula="of:=[.B97]-[.B$2]" office:value-type="float" office:value="14.2236406803131" calcext:value-type="float">
            <text:p>14.2236406803</text:p>
          </table:table-cell>
          <table:table-cell table:formula="of:=[.C97]/([.D97]-[.D96])" office:value-type="float" office:value="891992.755094568" calcext:value-type="float">
            <text:p>891992.75509456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2700194.58336" calcext:value-type="float">
            <text:p>1442700194.58336</text:p>
          </table:table-cell>
          <table:table-cell office:value-type="float" office:value="65632" calcext:value-type="float">
            <text:p>65632</text:p>
          </table:table-cell>
          <table:table-cell table:formula="of:=[.B98]-[.B$2]" office:value-type="float" office:value="14.298113822937" calcext:value-type="float">
            <text:p>14.2981138229</text:p>
          </table:table-cell>
          <table:table-cell table:formula="of:=[.C98]/([.D98]-[.D97])" office:value-type="float" office:value="881284.147379811" calcext:value-type="float">
            <text:p>881284.14737981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2700194.68391" calcext:value-type="float">
            <text:p>1442700194.68391</text:p>
          </table:table-cell>
          <table:table-cell office:value-type="float" office:value="65632" calcext:value-type="float">
            <text:p>65632</text:p>
          </table:table-cell>
          <table:table-cell table:formula="of:=[.B99]-[.B$2]" office:value-type="float" office:value="14.3986539840698" calcext:value-type="float">
            <text:p>14.3986539841</text:p>
          </table:table-cell>
          <table:table-cell table:formula="of:=[.C99]/([.D99]-[.D98])" office:value-type="float" office:value="652793.861283958" calcext:value-type="float">
            <text:p>652793.86128395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2700194.78424" calcext:value-type="float">
            <text:p>1442700194.78424</text:p>
          </table:table-cell>
          <table:table-cell office:value-type="float" office:value="65632" calcext:value-type="float">
            <text:p>65632</text:p>
          </table:table-cell>
          <table:table-cell table:formula="of:=[.B100]-[.B$2]" office:value-type="float" office:value="14.4989879131317" calcext:value-type="float">
            <text:p>14.4989879131</text:p>
          </table:table-cell>
          <table:table-cell table:formula="of:=[.C100]/([.D100]-[.D99])" office:value-type="float" office:value="654135.650957273" calcext:value-type="float">
            <text:p>654135.65095727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700194.83721" calcext:value-type="float">
            <text:p>1442700194.83721</text:p>
          </table:table-cell>
          <table:table-cell office:value-type="float" office:value="65632" calcext:value-type="float">
            <text:p>65632</text:p>
          </table:table-cell>
          <table:table-cell table:formula="of:=[.B101]-[.B$2]" office:value-type="float" office:value="14.5519552230835" calcext:value-type="float">
            <text:p>14.5519552231</text:p>
          </table:table-cell>
          <table:table-cell table:formula="of:=[.C101]/([.D101]-[.D100])" office:value-type="float" office:value="1239103.89369871" calcext:value-type="float">
            <text:p>1239103.893698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2700194.88472" calcext:value-type="float">
            <text:p>1442700194.88472</text:p>
          </table:table-cell>
          <table:table-cell office:value-type="float" office:value="65632" calcext:value-type="float">
            <text:p>65632</text:p>
          </table:table-cell>
          <table:table-cell table:formula="of:=[.B102]-[.B$2]" office:value-type="float" office:value="14.5994703769684" calcext:value-type="float">
            <text:p>14.599470377</text:p>
          </table:table-cell>
          <table:table-cell table:formula="of:=[.C102]/([.D102]-[.D101])" office:value-type="float" office:value="1381285.64539648" calcext:value-type="float">
            <text:p>1381285.6453964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2700194.98519" calcext:value-type="float">
            <text:p>1442700194.98519</text:p>
          </table:table-cell>
          <table:table-cell office:value-type="float" office:value="65632" calcext:value-type="float">
            <text:p>65632</text:p>
          </table:table-cell>
          <table:table-cell table:formula="of:=[.B103]-[.B$2]" office:value-type="float" office:value="14.6999371051788" calcext:value-type="float">
            <text:p>14.6999371052</text:p>
          </table:table-cell>
          <table:table-cell table:formula="of:=[.C103]/([.D103]-[.D102])" office:value-type="float" office:value="653270.999952538" calcext:value-type="float">
            <text:p>653270.99995253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2700200.13537" calcext:value-type="float">
            <text:p>1442700200.13537</text:p>
          </table:table-cell>
          <table:table-cell office:value-type="float" office:value="65632" calcext:value-type="float">
            <text:p>65632</text:p>
          </table:table-cell>
          <table:table-cell table:formula="of:=[.B104]-[.B$2]" office:value-type="float" office:value="19.8501191139221" calcext:value-type="float">
            <text:p>19.8501191139</text:p>
          </table:table-cell>
          <table:table-cell table:formula="of:=[.C104]/([.D104]-[.D103])" office:value-type="float" office:value="12743.6272909538" calcext:value-type="float">
            <text:p>12743.627290953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2700200.99349" calcext:value-type="float">
            <text:p>1442700200.99349</text:p>
          </table:table-cell>
          <table:table-cell office:value-type="float" office:value="65632" calcext:value-type="float">
            <text:p>65632</text:p>
          </table:table-cell>
          <table:table-cell table:formula="of:=[.B105]-[.B$2]" office:value-type="float" office:value="20.708240032196" calcext:value-type="float">
            <text:p>20.7082400322</text:p>
          </table:table-cell>
          <table:table-cell table:formula="of:=[.C105]/([.D105]-[.D104])" office:value-type="float" office:value="76483.3936597374" calcext:value-type="float">
            <text:p>76483.393659737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2700201.03877" calcext:value-type="float">
            <text:p>1442700201.03877</text:p>
          </table:table-cell>
          <table:table-cell office:value-type="float" office:value="65632" calcext:value-type="float">
            <text:p>65632</text:p>
          </table:table-cell>
          <table:table-cell table:formula="of:=[.B106]-[.B$2]" office:value-type="float" office:value="20.7535152435303" calcext:value-type="float">
            <text:p>20.7535152435</text:p>
          </table:table-cell>
          <table:table-cell table:formula="of:=[.C106]/([.D106]-[.D105])" office:value-type="float" office:value="1449623.2721145" calcext:value-type="float">
            <text:p>1449623.272114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2700201.48919" calcext:value-type="float">
            <text:p>1442700201.48919</text:p>
          </table:table-cell>
          <table:table-cell office:value-type="float" office:value="65632" calcext:value-type="float">
            <text:p>65632</text:p>
          </table:table-cell>
          <table:table-cell table:formula="of:=[.B107]-[.B$2]" office:value-type="float" office:value="21.2039432525635" calcext:value-type="float">
            <text:p>21.2039432526</text:p>
          </table:table-cell>
          <table:table-cell table:formula="of:=[.C107]/([.D107]-[.D106])" office:value-type="float" office:value="145710.299279284" calcext:value-type="float">
            <text:p>145710.29927928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2700201.5363" calcext:value-type="float">
            <text:p>1442700201.5363</text:p>
          </table:table-cell>
          <table:table-cell office:value-type="float" office:value="65632" calcext:value-type="float">
            <text:p>65632</text:p>
          </table:table-cell>
          <table:table-cell table:formula="of:=[.B108]-[.B$2]" office:value-type="float" office:value="21.2510442733765" calcext:value-type="float">
            <text:p>21.2510442734</text:p>
          </table:table-cell>
          <table:table-cell table:formula="of:=[.C108]/([.D108]-[.D107])" office:value-type="float" office:value="1393430.52161412" calcext:value-type="float">
            <text:p>1393430.5216141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2700201.80702" calcext:value-type="float">
            <text:p>1442700201.80702</text:p>
          </table:table-cell>
          <table:table-cell office:value-type="float" office:value="65632" calcext:value-type="float">
            <text:p>65632</text:p>
          </table:table-cell>
          <table:table-cell table:formula="of:=[.B109]-[.B$2]" office:value-type="float" office:value="21.5217707157135" calcext:value-type="float">
            <text:p>21.5217707157</text:p>
          </table:table-cell>
          <table:table-cell table:formula="of:=[.C109]/([.D109]-[.D108])" office:value-type="float" office:value="242429.219079725" calcext:value-type="float">
            <text:p>242429.21907972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2700202.053" calcext:value-type="float">
            <text:p>1442700202.053</text:p>
          </table:table-cell>
          <table:table-cell office:value-type="float" office:value="65632" calcext:value-type="float">
            <text:p>65632</text:p>
          </table:table-cell>
          <table:table-cell table:formula="of:=[.B110]-[.B$2]" office:value-type="float" office:value="21.767751455307" calcext:value-type="float">
            <text:p>21.7677514553</text:p>
          </table:table-cell>
          <table:table-cell table:formula="of:=[.C110]/([.D110]-[.D109])" office:value-type="float" office:value="266817.638277126" calcext:value-type="float">
            <text:p>266817.63827712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2700202.20011" calcext:value-type="float">
            <text:p>1442700202.20011</text:p>
          </table:table-cell>
          <table:table-cell office:value-type="float" office:value="65632" calcext:value-type="float">
            <text:p>65632</text:p>
          </table:table-cell>
          <table:table-cell table:formula="of:=[.B111]-[.B$2]" office:value-type="float" office:value="21.9148614406586" calcext:value-type="float">
            <text:p>21.9148614407</text:p>
          </table:table-cell>
          <table:table-cell table:formula="of:=[.C111]/([.D111]-[.D110])" office:value-type="float" office:value="446142.386889327" calcext:value-type="float">
            <text:p>446142.38688932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2700202.52907" calcext:value-type="float">
            <text:p>1442700202.52907</text:p>
          </table:table-cell>
          <table:table-cell office:value-type="float" office:value="65632" calcext:value-type="float">
            <text:p>65632</text:p>
          </table:table-cell>
          <table:table-cell table:formula="of:=[.B112]-[.B$2]" office:value-type="float" office:value="22.2438175678253" calcext:value-type="float">
            <text:p>22.2438175678</text:p>
          </table:table-cell>
          <table:table-cell table:formula="of:=[.C112]/([.D112]-[.D111])" office:value-type="float" office:value="199515.967570749" calcext:value-type="float">
            <text:p>199515.96757074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2700202.60171" calcext:value-type="float">
            <text:p>1442700202.60171</text:p>
          </table:table-cell>
          <table:table-cell office:value-type="float" office:value="65632" calcext:value-type="float">
            <text:p>65632</text:p>
          </table:table-cell>
          <table:table-cell table:formula="of:=[.B113]-[.B$2]" office:value-type="float" office:value="22.3164594173431" calcext:value-type="float">
            <text:p>22.3164594173</text:p>
          </table:table-cell>
          <table:table-cell table:formula="of:=[.C113]/([.D113]-[.D112])" office:value-type="float" office:value="903501.224647337" calcext:value-type="float">
            <text:p>903501.22464733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2700203.00238" calcext:value-type="float">
            <text:p>1442700203.00238</text:p>
          </table:table-cell>
          <table:table-cell office:value-type="float" office:value="65632" calcext:value-type="float">
            <text:p>65632</text:p>
          </table:table-cell>
          <table:table-cell table:formula="of:=[.B114]-[.B$2]" office:value-type="float" office:value="22.7171277999878" calcext:value-type="float">
            <text:p>22.7171278</text:p>
          </table:table-cell>
          <table:table-cell table:formula="of:=[.C114]/([.D114]-[.D113])" office:value-type="float" office:value="163806.286802041" calcext:value-type="float">
            <text:p>163806.28680204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2700203.03116" calcext:value-type="float">
            <text:p>1442700203.03116</text:p>
          </table:table-cell>
          <table:table-cell office:value-type="float" office:value="65632" calcext:value-type="float">
            <text:p>65632</text:p>
          </table:table-cell>
          <table:table-cell table:formula="of:=[.B115]-[.B$2]" office:value-type="float" office:value="22.7459101676941" calcext:value-type="float">
            <text:p>22.7459101677</text:p>
          </table:table-cell>
          <table:table-cell table:formula="of:=[.C115]/([.D115]-[.D114])" office:value-type="float" office:value="2280284.95326452" calcext:value-type="float">
            <text:p>2280284.9532645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2700203.15732" calcext:value-type="float">
            <text:p>1442700203.15732</text:p>
          </table:table-cell>
          <table:table-cell office:value-type="float" office:value="65632" calcext:value-type="float">
            <text:p>65632</text:p>
          </table:table-cell>
          <table:table-cell table:formula="of:=[.B116]-[.B$2]" office:value-type="float" office:value="22.8720676898956" calcext:value-type="float">
            <text:p>22.8720676899</text:p>
          </table:table-cell>
          <table:table-cell table:formula="of:=[.C116]/([.D116]-[.D115])" office:value-type="float" office:value="520238.499097597" calcext:value-type="float">
            <text:p>520238.49909759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2700203.23175" calcext:value-type="float">
            <text:p>1442700203.23175</text:p>
          </table:table-cell>
          <table:table-cell office:value-type="float" office:value="65632" calcext:value-type="float">
            <text:p>65632</text:p>
          </table:table-cell>
          <table:table-cell table:formula="of:=[.B117]-[.B$2]" office:value-type="float" office:value="22.9465036392212" calcext:value-type="float">
            <text:p>22.9465036392</text:p>
          </table:table-cell>
          <table:table-cell table:formula="of:=[.C117]/([.D117]-[.D116])" office:value-type="float" office:value="881724.497298267" calcext:value-type="float">
            <text:p>881724.49729826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2700203.30797" calcext:value-type="float">
            <text:p>1442700203.30797</text:p>
          </table:table-cell>
          <table:table-cell office:value-type="float" office:value="65632" calcext:value-type="float">
            <text:p>65632</text:p>
          </table:table-cell>
          <table:table-cell table:formula="of:=[.B118]-[.B$2]" office:value-type="float" office:value="23.0227143764496" calcext:value-type="float">
            <text:p>23.0227143764</text:p>
          </table:table-cell>
          <table:table-cell table:formula="of:=[.C118]/([.D118]-[.D117])" office:value-type="float" office:value="861190.986820001" calcext:value-type="float">
            <text:p>861190.98682000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2700203.67718" calcext:value-type="float">
            <text:p>1442700203.67718</text:p>
          </table:table-cell>
          <table:table-cell office:value-type="float" office:value="65632" calcext:value-type="float">
            <text:p>65632</text:p>
          </table:table-cell>
          <table:table-cell table:formula="of:=[.B119]-[.B$2]" office:value-type="float" office:value="23.3919241428375" calcext:value-type="float">
            <text:p>23.3919241428</text:p>
          </table:table-cell>
          <table:table-cell table:formula="of:=[.C119]/([.D119]-[.D118])" office:value-type="float" office:value="177763.444997927" calcext:value-type="float">
            <text:p>177763.44499792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2700203.9904" calcext:value-type="float">
            <text:p>1442700203.9904</text:p>
          </table:table-cell>
          <table:table-cell office:value-type="float" office:value="65632" calcext:value-type="float">
            <text:p>65632</text:p>
          </table:table-cell>
          <table:table-cell table:formula="of:=[.B120]-[.B$2]" office:value-type="float" office:value="23.7051517963409" calcext:value-type="float">
            <text:p>23.7051517963</text:p>
          </table:table-cell>
          <table:table-cell table:formula="of:=[.C120]/([.D120]-[.D119])" office:value-type="float" office:value="209534.5007566" calcext:value-type="float">
            <text:p>209534.500756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2700204.03922" calcext:value-type="float">
            <text:p>1442700204.03922</text:p>
          </table:table-cell>
          <table:table-cell office:value-type="float" office:value="65632" calcext:value-type="float">
            <text:p>65632</text:p>
          </table:table-cell>
          <table:table-cell table:formula="of:=[.B121]-[.B$2]" office:value-type="float" office:value="23.7539646625519" calcext:value-type="float">
            <text:p>23.7539646626</text:p>
          </table:table-cell>
          <table:table-cell table:formula="of:=[.C121]/([.D121]-[.D120])" office:value-type="float" office:value="1344563.53610503" calcext:value-type="float">
            <text:p>1344563.5361050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2700205.42364" calcext:value-type="float">
            <text:p>1442700205.42364</text:p>
          </table:table-cell>
          <table:table-cell office:value-type="float" office:value="65632" calcext:value-type="float">
            <text:p>65632</text:p>
          </table:table-cell>
          <table:table-cell table:formula="of:=[.B122]-[.B$2]" office:value-type="float" office:value="25.1383860111237" calcext:value-type="float">
            <text:p>25.1383860111</text:p>
          </table:table-cell>
          <table:table-cell table:formula="of:=[.C122]/([.D122]-[.D121])" office:value-type="float" office:value="47407.5324450237" calcext:value-type="float">
            <text:p>47407.532445023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2700205.50215" calcext:value-type="float">
            <text:p>1442700205.50215</text:p>
          </table:table-cell>
          <table:table-cell office:value-type="float" office:value="65632" calcext:value-type="float">
            <text:p>65632</text:p>
          </table:table-cell>
          <table:table-cell table:formula="of:=[.B123]-[.B$2]" office:value-type="float" office:value="25.2169008255005" calcext:value-type="float">
            <text:p>25.2169008255</text:p>
          </table:table-cell>
          <table:table-cell table:formula="of:=[.C123]/([.D123]-[.D122])" office:value-type="float" office:value="835918.680072271" calcext:value-type="float">
            <text:p>835918.68007227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2700205.98282" calcext:value-type="float">
            <text:p>1442700205.98282</text:p>
          </table:table-cell>
          <table:table-cell office:value-type="float" office:value="65632" calcext:value-type="float">
            <text:p>65632</text:p>
          </table:table-cell>
          <table:table-cell table:formula="of:=[.B124]-[.B$2]" office:value-type="float" office:value="25.6975696086884" calcext:value-type="float">
            <text:p>25.6975696087</text:p>
          </table:table-cell>
          <table:table-cell table:formula="of:=[.C124]/([.D124]-[.D123])" office:value-type="float" office:value="136543.088079735" calcext:value-type="float">
            <text:p>136543.08807973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2700206.03946" calcext:value-type="float">
            <text:p>1442700206.03946</text:p>
          </table:table-cell>
          <table:table-cell office:value-type="float" office:value="65632" calcext:value-type="float">
            <text:p>65632</text:p>
          </table:table-cell>
          <table:table-cell table:formula="of:=[.B125]-[.B$2]" office:value-type="float" office:value="25.7542061805725" calcext:value-type="float">
            <text:p>25.7542061806</text:p>
          </table:table-cell>
          <table:table-cell table:formula="of:=[.C125]/([.D125]-[.D124])" office:value-type="float" office:value="1158827.19975079" calcext:value-type="float">
            <text:p>1158827.1997507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2700206.1554" calcext:value-type="float">
            <text:p>1442700206.1554</text:p>
          </table:table-cell>
          <table:table-cell office:value-type="float" office:value="65632" calcext:value-type="float">
            <text:p>65632</text:p>
          </table:table-cell>
          <table:table-cell table:formula="of:=[.B126]-[.B$2]" office:value-type="float" office:value="25.8701469898224" calcext:value-type="float">
            <text:p>25.8701469898</text:p>
          </table:table-cell>
          <table:table-cell table:formula="of:=[.C126]/([.D126]-[.D125])" office:value-type="float" office:value="566081.955306596" calcext:value-type="float">
            <text:p>566081.95530659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2700206.23585" calcext:value-type="float">
            <text:p>1442700206.23585</text:p>
          </table:table-cell>
          <table:table-cell office:value-type="float" office:value="65632" calcext:value-type="float">
            <text:p>65632</text:p>
          </table:table-cell>
          <table:table-cell table:formula="of:=[.B127]-[.B$2]" office:value-type="float" office:value="25.9506039619446" calcext:value-type="float">
            <text:p>25.9506039619</text:p>
          </table:table-cell>
          <table:table-cell table:formula="of:=[.C127]/([.D127]-[.D126])" office:value-type="float" office:value="815740.367414309" calcext:value-type="float">
            <text:p>815740.36741430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2700206.27556" calcext:value-type="float">
            <text:p>1442700206.27556</text:p>
          </table:table-cell>
          <table:table-cell office:value-type="float" office:value="65632" calcext:value-type="float">
            <text:p>65632</text:p>
          </table:table-cell>
          <table:table-cell table:formula="of:=[.B128]-[.B$2]" office:value-type="float" office:value="25.9903056621552" calcext:value-type="float">
            <text:p>25.9903056622</text:p>
          </table:table-cell>
          <table:table-cell table:formula="of:=[.C128]/([.D128]-[.D127])" office:value-type="float" office:value="1653128.19481026" calcext:value-type="float">
            <text:p>1653128.194810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2700206.51955" calcext:value-type="float">
            <text:p>1442700206.51955</text:p>
          </table:table-cell>
          <table:table-cell office:value-type="float" office:value="65632" calcext:value-type="float">
            <text:p>65632</text:p>
          </table:table-cell>
          <table:table-cell table:formula="of:=[.B129]-[.B$2]" office:value-type="float" office:value="26.234299659729" calcext:value-type="float">
            <text:p>26.2342996597</text:p>
          </table:table-cell>
          <table:table-cell table:formula="of:=[.C129]/([.D129]-[.D128])" office:value-type="float" office:value="268990.223745707" calcext:value-type="float">
            <text:p>268990.22374570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2700206.78999" calcext:value-type="float">
            <text:p>1442700206.78999</text:p>
          </table:table-cell>
          <table:table-cell office:value-type="float" office:value="65632" calcext:value-type="float">
            <text:p>65632</text:p>
          </table:table-cell>
          <table:table-cell table:formula="of:=[.B130]-[.B$2]" office:value-type="float" office:value="26.5047438144684" calcext:value-type="float">
            <text:p>26.5047438145</text:p>
          </table:table-cell>
          <table:table-cell table:formula="of:=[.C130]/([.D130]-[.D129])" office:value-type="float" office:value="242682.264895863" calcext:value-type="float">
            <text:p>242682.26489586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2700206.9907" calcext:value-type="float">
            <text:p>1442700206.9907</text:p>
          </table:table-cell>
          <table:table-cell office:value-type="float" office:value="65632" calcext:value-type="float">
            <text:p>65632</text:p>
          </table:table-cell>
          <table:table-cell table:formula="of:=[.B131]-[.B$2]" office:value-type="float" office:value="26.7054443359375" calcext:value-type="float">
            <text:p>26.7054443359</text:p>
          </table:table-cell>
          <table:table-cell table:formula="of:=[.C131]/([.D131]-[.D130])" office:value-type="float" office:value="327014.596272982" calcext:value-type="float">
            <text:p>327014.59627298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2700210.01363" calcext:value-type="float">
            <text:p>1442700210.01363</text:p>
          </table:table-cell>
          <table:table-cell office:value-type="float" office:value="65632" calcext:value-type="float">
            <text:p>65632</text:p>
          </table:table-cell>
          <table:table-cell table:formula="of:=[.B132]-[.B$2]" office:value-type="float" office:value="29.7283778190613" calcext:value-type="float">
            <text:p>29.7283778191</text:p>
          </table:table-cell>
          <table:table-cell table:formula="of:=[.C132]/([.D132]-[.D131])" office:value-type="float" office:value="21711.3609566356" calcext:value-type="float">
            <text:p>21711.360956635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2700210.04122" calcext:value-type="float">
            <text:p>1442700210.04122</text:p>
          </table:table-cell>
          <table:table-cell office:value-type="float" office:value="65632" calcext:value-type="float">
            <text:p>65632</text:p>
          </table:table-cell>
          <table:table-cell table:formula="of:=[.B133]-[.B$2]" office:value-type="float" office:value="29.7559683322906" calcext:value-type="float">
            <text:p>29.7559683323</text:p>
          </table:table-cell>
          <table:table-cell table:formula="of:=[.C133]/([.D133]-[.D132])" office:value-type="float" office:value="2378788.66023176" calcext:value-type="float">
            <text:p>2378788.6602317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2700210.06877" calcext:value-type="float">
            <text:p>1442700210.06877</text:p>
          </table:table-cell>
          <table:table-cell office:value-type="float" office:value="65632" calcext:value-type="float">
            <text:p>65632</text:p>
          </table:table-cell>
          <table:table-cell table:formula="of:=[.B134]-[.B$2]" office:value-type="float" office:value="29.7835209369659" calcext:value-type="float">
            <text:p>29.783520937</text:p>
          </table:table-cell>
          <table:table-cell table:formula="of:=[.C134]/([.D134]-[.D133])" office:value-type="float" office:value="2382061.54276418" calcext:value-type="float">
            <text:p>2382061.5427641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2700210.09631" calcext:value-type="float">
            <text:p>1442700210.09631</text:p>
          </table:table-cell>
          <table:table-cell office:value-type="float" office:value="65632" calcext:value-type="float">
            <text:p>65632</text:p>
          </table:table-cell>
          <table:table-cell table:formula="of:=[.B135]-[.B$2]" office:value-type="float" office:value="29.8110589981079" calcext:value-type="float">
            <text:p>29.8110589981</text:p>
          </table:table-cell>
          <table:table-cell table:formula="of:=[.C135]/([.D135]-[.D134])" office:value-type="float" office:value="2383319.56856532" calcext:value-type="float">
            <text:p>2383319.5685653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2700210.12396" calcext:value-type="float">
            <text:p>1442700210.12396</text:p>
          </table:table-cell>
          <table:table-cell office:value-type="float" office:value="65632" calcext:value-type="float">
            <text:p>65632</text:p>
          </table:table-cell>
          <table:table-cell table:formula="of:=[.B136]-[.B$2]" office:value-type="float" office:value="29.8387098312378" calcext:value-type="float">
            <text:p>29.8387098312</text:p>
          </table:table-cell>
          <table:table-cell table:formula="of:=[.C136]/([.D136]-[.D135])" office:value-type="float" office:value="2373599.36648962" calcext:value-type="float">
            <text:p>2373599.3664896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2700210.15148" calcext:value-type="float">
            <text:p>1442700210.15148</text:p>
          </table:table-cell>
          <table:table-cell office:value-type="float" office:value="65632" calcext:value-type="float">
            <text:p>65632</text:p>
          </table:table-cell>
          <table:table-cell table:formula="of:=[.B137]-[.B$2]" office:value-type="float" office:value="29.8662259578705" calcext:value-type="float">
            <text:p>29.8662259579</text:p>
          </table:table-cell>
          <table:table-cell table:formula="of:=[.C137]/([.D137]-[.D136])" office:value-type="float" office:value="2385219.43426536" calcext:value-type="float">
            <text:p>2385219.4342653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700210.17906" calcext:value-type="float">
            <text:p>1442700210.17906</text:p>
          </table:table-cell>
          <table:table-cell office:value-type="float" office:value="65632" calcext:value-type="float">
            <text:p>65632</text:p>
          </table:table-cell>
          <table:table-cell table:formula="of:=[.B138]-[.B$2]" office:value-type="float" office:value="29.8938121795654" calcext:value-type="float">
            <text:p>29.8938121796</text:p>
          </table:table-cell>
          <table:table-cell table:formula="of:=[.C138]/([.D138]-[.D137])" office:value-type="float" office:value="2379158.7237198" calcext:value-type="float">
            <text:p>2379158.723719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2700210.20655" calcext:value-type="float">
            <text:p>1442700210.20655</text:p>
          </table:table-cell>
          <table:table-cell office:value-type="float" office:value="65632" calcext:value-type="float">
            <text:p>65632</text:p>
          </table:table-cell>
          <table:table-cell table:formula="of:=[.B139]-[.B$2]" office:value-type="float" office:value="29.9212965965271" calcext:value-type="float">
            <text:p>29.9212965965</text:p>
          </table:table-cell>
          <table:table-cell table:formula="of:=[.C139]/([.D139]-[.D138])" office:value-type="float" office:value="2387971.33996079" calcext:value-type="float">
            <text:p>2387971.3399607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700210.23406" calcext:value-type="float">
            <text:p>1442700210.23406</text:p>
          </table:table-cell>
          <table:table-cell office:value-type="float" office:value="65632" calcext:value-type="float">
            <text:p>65632</text:p>
          </table:table-cell>
          <table:table-cell table:formula="of:=[.B140]-[.B$2]" office:value-type="float" office:value="29.948810338974" calcext:value-type="float">
            <text:p>29.948810339</text:p>
          </table:table-cell>
          <table:table-cell table:formula="of:=[.C140]/([.D140]-[.D139])" office:value-type="float" office:value="2385426.12393307" calcext:value-type="float">
            <text:p>2385426.1239330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2700210.26155" calcext:value-type="float">
            <text:p>1442700210.26155</text:p>
          </table:table-cell>
          <table:table-cell office:value-type="float" office:value="65632" calcext:value-type="float">
            <text:p>65632</text:p>
          </table:table-cell>
          <table:table-cell table:formula="of:=[.B141]-[.B$2]" office:value-type="float" office:value="29.9763026237488" calcext:value-type="float">
            <text:p>29.9763026237</text:p>
          </table:table-cell>
          <table:table-cell table:formula="of:=[.C141]/([.D141]-[.D140])" office:value-type="float" office:value="2387287.94415103" calcext:value-type="float">
            <text:p>2387287.9441510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2700210.2891" calcext:value-type="float">
            <text:p>1442700210.2891</text:p>
          </table:table-cell>
          <table:table-cell office:value-type="float" office:value="65632" calcext:value-type="float">
            <text:p>65632</text:p>
          </table:table-cell>
          <table:table-cell table:formula="of:=[.B142]-[.B$2]" office:value-type="float" office:value="30.0038478374481" calcext:value-type="float">
            <text:p>30.0038478374</text:p>
          </table:table-cell>
          <table:table-cell table:formula="of:=[.C142]/([.D142]-[.D141])" office:value-type="float" office:value="2382700.70134074" calcext:value-type="float">
            <text:p>2382700.7013407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2700210.31663" calcext:value-type="float">
            <text:p>1442700210.31663</text:p>
          </table:table-cell>
          <table:table-cell office:value-type="float" office:value="65632" calcext:value-type="float">
            <text:p>65632</text:p>
          </table:table-cell>
          <table:table-cell table:formula="of:=[.B143]-[.B$2]" office:value-type="float" office:value="30.0313789844513" calcext:value-type="float">
            <text:p>30.0313789845</text:p>
          </table:table-cell>
          <table:table-cell table:formula="of:=[.C143]/([.D143]-[.D142])" office:value-type="float" office:value="2383918.11254482" calcext:value-type="float">
            <text:p>2383918.1125448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2700210.34416" calcext:value-type="float">
            <text:p>1442700210.34416</text:p>
          </table:table-cell>
          <table:table-cell office:value-type="float" office:value="65632" calcext:value-type="float">
            <text:p>65632</text:p>
          </table:table-cell>
          <table:table-cell table:formula="of:=[.B144]-[.B$2]" office:value-type="float" office:value="30.0589120388031" calcext:value-type="float">
            <text:p>30.0589120388</text:p>
          </table:table-cell>
          <table:table-cell table:formula="of:=[.C144]/([.D144]-[.D143])" office:value-type="float" office:value="2383752.96693857" calcext:value-type="float">
            <text:p>2383752.9669385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2700210.37167" calcext:value-type="float">
            <text:p>1442700210.37167</text:p>
          </table:table-cell>
          <table:table-cell office:value-type="float" office:value="65632" calcext:value-type="float">
            <text:p>65632</text:p>
          </table:table-cell>
          <table:table-cell table:formula="of:=[.B145]-[.B$2]" office:value-type="float" office:value="30.0864195823669" calcext:value-type="float">
            <text:p>30.0864195824</text:p>
          </table:table-cell>
          <table:table-cell table:formula="of:=[.C145]/([.D145]-[.D144])" office:value-type="float" office:value="2385963.68474973" calcext:value-type="float">
            <text:p>2385963.6847497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2700210.4448" calcext:value-type="float">
            <text:p>1442700210.4448</text:p>
          </table:table-cell>
          <table:table-cell office:value-type="float" office:value="65632" calcext:value-type="float">
            <text:p>65632</text:p>
          </table:table-cell>
          <table:table-cell table:formula="of:=[.B146]-[.B$2]" office:value-type="float" office:value="30.1595482826233" calcext:value-type="float">
            <text:p>30.1595482826</text:p>
          </table:table-cell>
          <table:table-cell table:formula="of:=[.C146]/([.D146]-[.D145])" office:value-type="float" office:value="897486.209517351" calcext:value-type="float">
            <text:p>897486.20951735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2700210.52543" calcext:value-type="float">
            <text:p>1442700210.52543</text:p>
          </table:table-cell>
          <table:table-cell office:value-type="float" office:value="65632" calcext:value-type="float">
            <text:p>65632</text:p>
          </table:table-cell>
          <table:table-cell table:formula="of:=[.B147]-[.B$2]" office:value-type="float" office:value="30.2401790618896" calcext:value-type="float">
            <text:p>30.2401790619</text:p>
          </table:table-cell>
          <table:table-cell table:formula="of:=[.C147]/([.D147]-[.D146])" office:value-type="float" office:value="813981.963180461" calcext:value-type="float">
            <text:p>813981.96318046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2700210.59901" calcext:value-type="float">
            <text:p>1442700210.59901</text:p>
          </table:table-cell>
          <table:table-cell office:value-type="float" office:value="65632" calcext:value-type="float">
            <text:p>65632</text:p>
          </table:table-cell>
          <table:table-cell table:formula="of:=[.B148]-[.B$2]" office:value-type="float" office:value="30.3137619495392" calcext:value-type="float">
            <text:p>30.3137619495</text:p>
          </table:table-cell>
          <table:table-cell table:formula="of:=[.C148]/([.D148]-[.D147])" office:value-type="float" office:value="891946.512246095" calcext:value-type="float">
            <text:p>891946.51224609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2700210.66687" calcext:value-type="float">
            <text:p>1442700210.66687</text:p>
          </table:table-cell>
          <table:table-cell office:value-type="float" office:value="65632" calcext:value-type="float">
            <text:p>65632</text:p>
          </table:table-cell>
          <table:table-cell table:formula="of:=[.B149]-[.B$2]" office:value-type="float" office:value="30.3816158771515" calcext:value-type="float">
            <text:p>30.3816158772</text:p>
          </table:table-cell>
          <table:table-cell table:formula="of:=[.C149]/([.D149]-[.D148])" office:value-type="float" office:value="967254.252030921" calcext:value-type="float">
            <text:p>967254.25203092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2700210.76735" calcext:value-type="float">
            <text:p>1442700210.76735</text:p>
          </table:table-cell>
          <table:table-cell office:value-type="float" office:value="65632" calcext:value-type="float">
            <text:p>65632</text:p>
          </table:table-cell>
          <table:table-cell table:formula="of:=[.B150]-[.B$2]" office:value-type="float" office:value="30.4820976257324" calcext:value-type="float">
            <text:p>30.4820976257</text:p>
          </table:table-cell>
          <table:table-cell table:formula="of:=[.C150]/([.D150]-[.D149])" office:value-type="float" office:value="653173.346671381" calcext:value-type="float">
            <text:p>653173.34667138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2700210.89463" calcext:value-type="float">
            <text:p>1442700210.89463</text:p>
          </table:table-cell>
          <table:table-cell office:value-type="float" office:value="65632" calcext:value-type="float">
            <text:p>65632</text:p>
          </table:table-cell>
          <table:table-cell table:formula="of:=[.B151]-[.B$2]" office:value-type="float" office:value="30.6093752384186" calcext:value-type="float">
            <text:p>30.6093752384</text:p>
          </table:table-cell>
          <table:table-cell table:formula="of:=[.C151]/([.D151]-[.D150])" office:value-type="float" office:value="515660.206181241" calcext:value-type="float">
            <text:p>515660.2061812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2700210.96978" calcext:value-type="float">
            <text:p>1442700210.96978</text:p>
          </table:table-cell>
          <table:table-cell office:value-type="float" office:value="65632" calcext:value-type="float">
            <text:p>65632</text:p>
          </table:table-cell>
          <table:table-cell table:formula="of:=[.B152]-[.B$2]" office:value-type="float" office:value="30.6845331192017" calcext:value-type="float">
            <text:p>30.6845331192</text:p>
          </table:table-cell>
          <table:table-cell table:formula="of:=[.C152]/([.D152]-[.D151])" office:value-type="float" office:value="873255.064088696" calcext:value-type="float">
            <text:p>873255.06408869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2700211.0164" calcext:value-type="float">
            <text:p>1442700211.0164</text:p>
          </table:table-cell>
          <table:table-cell office:value-type="float" office:value="65632" calcext:value-type="float">
            <text:p>65632</text:p>
          </table:table-cell>
          <table:table-cell table:formula="of:=[.B153]-[.B$2]" office:value-type="float" office:value="30.7311522960663" calcext:value-type="float">
            <text:p>30.7311522961</text:p>
          </table:table-cell>
          <table:table-cell table:formula="of:=[.C153]/([.D153]-[.D152])" office:value-type="float" office:value="1407832.66488352" calcext:value-type="float">
            <text:p>1407832.6648835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2700211.09521" calcext:value-type="float">
            <text:p>1442700211.09521</text:p>
          </table:table-cell>
          <table:table-cell office:value-type="float" office:value="65632" calcext:value-type="float">
            <text:p>65632</text:p>
          </table:table-cell>
          <table:table-cell table:formula="of:=[.B154]-[.B$2]" office:value-type="float" office:value="30.8099613189697" calcext:value-type="float">
            <text:p>30.809961319</text:p>
          </table:table-cell>
          <table:table-cell table:formula="of:=[.C154]/([.D154]-[.D153])" office:value-type="float" office:value="832798.042432438" calcext:value-type="float">
            <text:p>832798.0424324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2700211.19527" calcext:value-type="float">
            <text:p>1442700211.19527</text:p>
          </table:table-cell>
          <table:table-cell office:value-type="float" office:value="65632" calcext:value-type="float">
            <text:p>65632</text:p>
          </table:table-cell>
          <table:table-cell table:formula="of:=[.B155]-[.B$2]" office:value-type="float" office:value="30.91002368927" calcext:value-type="float">
            <text:p>30.9100236893</text:p>
          </table:table-cell>
          <table:table-cell table:formula="of:=[.C155]/([.D155]-[.D154])" office:value-type="float" office:value="655910.906398025" calcext:value-type="float">
            <text:p>655910.90639802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2700211.27853" calcext:value-type="float">
            <text:p>1442700211.27853</text:p>
          </table:table-cell>
          <table:table-cell office:value-type="float" office:value="65632" calcext:value-type="float">
            <text:p>65632</text:p>
          </table:table-cell>
          <table:table-cell table:formula="of:=[.B156]-[.B$2]" office:value-type="float" office:value="30.9932796955109" calcext:value-type="float">
            <text:p>30.9932796955</text:p>
          </table:table-cell>
          <table:table-cell table:formula="of:=[.C156]/([.D156]-[.D155])" office:value-type="float" office:value="788315.497744852" calcext:value-type="float">
            <text:p>788315.49774485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2700211.35116" calcext:value-type="float">
            <text:p>1442700211.35116</text:p>
          </table:table-cell>
          <table:table-cell office:value-type="float" office:value="65632" calcext:value-type="float">
            <text:p>65632</text:p>
          </table:table-cell>
          <table:table-cell table:formula="of:=[.B157]-[.B$2]" office:value-type="float" office:value="31.0659067630768" calcext:value-type="float">
            <text:p>31.0659067631</text:p>
          </table:table-cell>
          <table:table-cell table:formula="of:=[.C157]/([.D157]-[.D156])" office:value-type="float" office:value="903685.116302278" calcext:value-type="float">
            <text:p>903685.11630227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2700211.40374" calcext:value-type="float">
            <text:p>1442700211.40374</text:p>
          </table:table-cell>
          <table:table-cell office:value-type="float" office:value="65632" calcext:value-type="float">
            <text:p>65632</text:p>
          </table:table-cell>
          <table:table-cell table:formula="of:=[.B158]-[.B$2]" office:value-type="float" office:value="31.1184854507446" calcext:value-type="float">
            <text:p>31.1184854507</text:p>
          </table:table-cell>
          <table:table-cell table:formula="of:=[.C158]/([.D158]-[.D157])" office:value-type="float" office:value="1248262.42173663" calcext:value-type="float">
            <text:p>1248262.4217366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2700211.48731" calcext:value-type="float">
            <text:p>1442700211.48731</text:p>
          </table:table-cell>
          <table:table-cell office:value-type="float" office:value="65632" calcext:value-type="float">
            <text:p>65632</text:p>
          </table:table-cell>
          <table:table-cell table:formula="of:=[.B159]-[.B$2]" office:value-type="float" office:value="31.2020602226257" calcext:value-type="float">
            <text:p>31.2020602226</text:p>
          </table:table-cell>
          <table:table-cell table:formula="of:=[.C159]/([.D159]-[.D158])" office:value-type="float" office:value="785308.754337618" calcext:value-type="float">
            <text:p>785308.75433761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2700211.57069" calcext:value-type="float">
            <text:p>1442700211.57069</text:p>
          </table:table-cell>
          <table:table-cell office:value-type="float" office:value="65632" calcext:value-type="float">
            <text:p>65632</text:p>
          </table:table-cell>
          <table:table-cell table:formula="of:=[.B160]-[.B$2]" office:value-type="float" office:value="31.2854433059692" calcext:value-type="float">
            <text:p>31.285443306</text:p>
          </table:table-cell>
          <table:table-cell table:formula="of:=[.C160]/([.D160]-[.D159])" office:value-type="float" office:value="787114.092790521" calcext:value-type="float">
            <text:p>787114.09279052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2700211.6713" calcext:value-type="float">
            <text:p>1442700211.6713</text:p>
          </table:table-cell>
          <table:table-cell office:value-type="float" office:value="65632" calcext:value-type="float">
            <text:p>65632</text:p>
          </table:table-cell>
          <table:table-cell table:formula="of:=[.B161]-[.B$2]" office:value-type="float" office:value="31.3860523700714" calcext:value-type="float">
            <text:p>31.3860523701</text:p>
          </table:table-cell>
          <table:table-cell table:formula="of:=[.C161]/([.D161]-[.D160])" office:value-type="float" office:value="652346.789881157" calcext:value-type="float">
            <text:p>652346.78988115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2700211.73801" calcext:value-type="float">
            <text:p>1442700211.73801</text:p>
          </table:table-cell>
          <table:table-cell office:value-type="float" office:value="65632" calcext:value-type="float">
            <text:p>65632</text:p>
          </table:table-cell>
          <table:table-cell table:formula="of:=[.B162]-[.B$2]" office:value-type="float" office:value="31.4527614116669" calcext:value-type="float">
            <text:p>31.4527614117</text:p>
          </table:table-cell>
          <table:table-cell table:formula="of:=[.C162]/([.D162]-[.D161])" office:value-type="float" office:value="983854.638446308" calcext:value-type="float">
            <text:p>983854.63844630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2700211.82142" calcext:value-type="float">
            <text:p>1442700211.82142</text:p>
          </table:table-cell>
          <table:table-cell office:value-type="float" office:value="65632" calcext:value-type="float">
            <text:p>65632</text:p>
          </table:table-cell>
          <table:table-cell table:formula="of:=[.B163]-[.B$2]" office:value-type="float" office:value="31.5361700057983" calcext:value-type="float">
            <text:p>31.5361700058</text:p>
          </table:table-cell>
          <table:table-cell table:formula="of:=[.C163]/([.D163]-[.D162])" office:value-type="float" office:value="786873.351402494" calcext:value-type="float">
            <text:p>786873.35140249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2700211.90485" calcext:value-type="float">
            <text:p>1442700211.90485</text:p>
          </table:table-cell>
          <table:table-cell office:value-type="float" office:value="65632" calcext:value-type="float">
            <text:p>65632</text:p>
          </table:table-cell>
          <table:table-cell table:formula="of:=[.B164]-[.B$2]" office:value-type="float" office:value="31.619594335556" calcext:value-type="float">
            <text:p>31.6195943356</text:p>
          </table:table-cell>
          <table:table-cell table:formula="of:=[.C164]/([.D164]-[.D163])" office:value-type="float" office:value="786724.930132864" calcext:value-type="float">
            <text:p>786724.93013286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2700211.98826" calcext:value-type="float">
            <text:p>1442700211.98826</text:p>
          </table:table-cell>
          <table:table-cell office:value-type="float" office:value="65632" calcext:value-type="float">
            <text:p>65632</text:p>
          </table:table-cell>
          <table:table-cell table:formula="of:=[.B165]-[.B$2]" office:value-type="float" office:value="31.7030096054077" calcext:value-type="float">
            <text:p>31.7030096054</text:p>
          </table:table-cell>
          <table:table-cell table:formula="of:=[.C165]/([.D165]-[.D164])" office:value-type="float" office:value="786810.377964324" calcext:value-type="float">
            <text:p>786810.37796432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2700212.05783" calcext:value-type="float">
            <text:p>1442700212.05783</text:p>
          </table:table-cell>
          <table:table-cell office:value-type="float" office:value="65632" calcext:value-type="float">
            <text:p>65632</text:p>
          </table:table-cell>
          <table:table-cell table:formula="of:=[.B166]-[.B$2]" office:value-type="float" office:value="31.7725813388824" calcext:value-type="float">
            <text:p>31.7725813389</text:p>
          </table:table-cell>
          <table:table-cell table:formula="of:=[.C166]/([.D166]-[.D165])" office:value-type="float" office:value="943371.63560597" calcext:value-type="float">
            <text:p>943371.6356059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2700212.11345" calcext:value-type="float">
            <text:p>1442700212.11345</text:p>
          </table:table-cell>
          <table:table-cell office:value-type="float" office:value="65632" calcext:value-type="float">
            <text:p>65632</text:p>
          </table:table-cell>
          <table:table-cell table:formula="of:=[.B167]-[.B$2]" office:value-type="float" office:value="31.8281970024109" calcext:value-type="float">
            <text:p>31.8281970024</text:p>
          </table:table-cell>
          <table:table-cell table:formula="of:=[.C167]/([.D167]-[.D166])" office:value-type="float" office:value="1180099.19932781" calcext:value-type="float">
            <text:p>1180099.1993278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2700212.17446" calcext:value-type="float">
            <text:p>1442700212.17446</text:p>
          </table:table-cell>
          <table:table-cell office:value-type="float" office:value="65632" calcext:value-type="float">
            <text:p>65632</text:p>
          </table:table-cell>
          <table:table-cell table:formula="of:=[.B168]-[.B$2]" office:value-type="float" office:value="31.8892133235931" calcext:value-type="float">
            <text:p>31.8892133236</text:p>
          </table:table-cell>
          <table:table-cell table:formula="of:=[.C168]/([.D168]-[.D167])" office:value-type="float" office:value="1075646.62582594" calcext:value-type="float">
            <text:p>1075646.6258259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2700212.24928" calcext:value-type="float">
            <text:p>1442700212.24928</text:p>
          </table:table-cell>
          <table:table-cell office:value-type="float" office:value="65632" calcext:value-type="float">
            <text:p>65632</text:p>
          </table:table-cell>
          <table:table-cell table:formula="of:=[.B169]-[.B$2]" office:value-type="float" office:value="31.9640252590179" calcext:value-type="float">
            <text:p>31.964025259</text:p>
          </table:table-cell>
          <table:table-cell table:formula="of:=[.C169]/([.D169]-[.D168])" office:value-type="float" office:value="877293.170231752" calcext:value-type="float">
            <text:p>877293.17023175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2700212.32658" calcext:value-type="float">
            <text:p>1442700212.32658</text:p>
          </table:table-cell>
          <table:table-cell office:value-type="float" office:value="65632" calcext:value-type="float">
            <text:p>65632</text:p>
          </table:table-cell>
          <table:table-cell table:formula="of:=[.B170]-[.B$2]" office:value-type="float" office:value="32.0413241386414" calcext:value-type="float">
            <text:p>32.0413241386</text:p>
          </table:table-cell>
          <table:table-cell table:formula="of:=[.C170]/([.D170]-[.D169])" office:value-type="float" office:value="849067.933710655" calcext:value-type="float">
            <text:p>849067.93371065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2700212.40124" calcext:value-type="float">
            <text:p>1442700212.40124</text:p>
          </table:table-cell>
          <table:table-cell office:value-type="float" office:value="65632" calcext:value-type="float">
            <text:p>65632</text:p>
          </table:table-cell>
          <table:table-cell table:formula="of:=[.B171]-[.B$2]" office:value-type="float" office:value="32.1159842014313" calcext:value-type="float">
            <text:p>32.1159842014</text:p>
          </table:table-cell>
          <table:table-cell table:formula="of:=[.C171]/([.D171]-[.D170])" office:value-type="float" office:value="879077.749836339" calcext:value-type="float">
            <text:p>879077.74983633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2700212.48122" calcext:value-type="float">
            <text:p>1442700212.48122</text:p>
          </table:table-cell>
          <table:table-cell office:value-type="float" office:value="65632" calcext:value-type="float">
            <text:p>65632</text:p>
          </table:table-cell>
          <table:table-cell table:formula="of:=[.B172]-[.B$2]" office:value-type="float" office:value="32.1959655284882" calcext:value-type="float">
            <text:p>32.1959655285</text:p>
          </table:table-cell>
          <table:table-cell table:formula="of:=[.C172]/([.D172]-[.D171])" office:value-type="float" office:value="820591.535738346" calcext:value-type="float">
            <text:p>820591.53573834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2700212.5741" calcext:value-type="float">
            <text:p>1442700212.5741</text:p>
          </table:table-cell>
          <table:table-cell office:value-type="float" office:value="65632" calcext:value-type="float">
            <text:p>65632</text:p>
          </table:table-cell>
          <table:table-cell table:formula="of:=[.B173]-[.B$2]" office:value-type="float" office:value="32.2888538837433" calcext:value-type="float">
            <text:p>32.2888538837</text:p>
          </table:table-cell>
          <table:table-cell table:formula="of:=[.C173]/([.D173]-[.D172])" office:value-type="float" office:value="706568.652440183" calcext:value-type="float">
            <text:p>706568.65244018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2700212.65143" calcext:value-type="float">
            <text:p>1442700212.65143</text:p>
          </table:table-cell>
          <table:table-cell office:value-type="float" office:value="65632" calcext:value-type="float">
            <text:p>65632</text:p>
          </table:table-cell>
          <table:table-cell table:formula="of:=[.B174]-[.B$2]" office:value-type="float" office:value="32.3661742210388" calcext:value-type="float">
            <text:p>32.366174221</text:p>
          </table:table-cell>
          <table:table-cell table:formula="of:=[.C174]/([.D174]-[.D173])" office:value-type="float" office:value="848832.303319406" calcext:value-type="float">
            <text:p>848832.30331940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2700212.72603" calcext:value-type="float">
            <text:p>1442700212.72603</text:p>
          </table:table-cell>
          <table:table-cell office:value-type="float" office:value="65632" calcext:value-type="float">
            <text:p>65632</text:p>
          </table:table-cell>
          <table:table-cell table:formula="of:=[.B175]-[.B$2]" office:value-type="float" office:value="32.440776348114" calcext:value-type="float">
            <text:p>32.4407763481</text:p>
          </table:table-cell>
          <table:table-cell table:formula="of:=[.C175]/([.D175]-[.D174])" office:value-type="float" office:value="879760.438115205" calcext:value-type="float">
            <text:p>879760.43811520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2700212.77516" calcext:value-type="float">
            <text:p>1442700212.77516</text:p>
          </table:table-cell>
          <table:table-cell office:value-type="float" office:value="65632" calcext:value-type="float">
            <text:p>65632</text:p>
          </table:table-cell>
          <table:table-cell table:formula="of:=[.B176]-[.B$2]" office:value-type="float" office:value="32.4899055957794" calcext:value-type="float">
            <text:p>32.4899055958</text:p>
          </table:table-cell>
          <table:table-cell table:formula="of:=[.C176]/([.D176]-[.D175])" office:value-type="float" office:value="1335904.84525606" calcext:value-type="float">
            <text:p>1335904.8452560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2700212.85249" calcext:value-type="float">
            <text:p>1442700212.85249</text:p>
          </table:table-cell>
          <table:table-cell office:value-type="float" office:value="65632" calcext:value-type="float">
            <text:p>65632</text:p>
          </table:table-cell>
          <table:table-cell table:formula="of:=[.B177]-[.B$2]" office:value-type="float" office:value="32.5672409534454" calcext:value-type="float">
            <text:p>32.5672409534</text:p>
          </table:table-cell>
          <table:table-cell table:formula="of:=[.C177]/([.D177]-[.D176])" office:value-type="float" office:value="848667.439846101" calcext:value-type="float">
            <text:p>848667.43984610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2700212.93442" calcext:value-type="float">
            <text:p>1442700212.93442</text:p>
          </table:table-cell>
          <table:table-cell office:value-type="float" office:value="65632" calcext:value-type="float">
            <text:p>65632</text:p>
          </table:table-cell>
          <table:table-cell table:formula="of:=[.B178]-[.B$2]" office:value-type="float" office:value="32.6491677761078" calcext:value-type="float">
            <text:p>32.6491677761</text:p>
          </table:table-cell>
          <table:table-cell table:formula="of:=[.C178]/([.D178]-[.D177])" office:value-type="float" office:value="801105.155395692" calcext:value-type="float">
            <text:p>801105.15539569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2700212.98592" calcext:value-type="float">
            <text:p>1442700212.98592</text:p>
          </table:table-cell>
          <table:table-cell office:value-type="float" office:value="65632" calcext:value-type="float">
            <text:p>65632</text:p>
          </table:table-cell>
          <table:table-cell table:formula="of:=[.B179]-[.B$2]" office:value-type="float" office:value="32.7006704807282" calcext:value-type="float">
            <text:p>32.7006704807</text:p>
          </table:table-cell>
          <table:table-cell table:formula="of:=[.C179]/([.D179]-[.D178])" office:value-type="float" office:value="1274340.84255942" calcext:value-type="float">
            <text:p>1274340.8425594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2700213.03504" calcext:value-type="float">
            <text:p>1442700213.03504</text:p>
          </table:table-cell>
          <table:table-cell office:value-type="float" office:value="65632" calcext:value-type="float">
            <text:p>65632</text:p>
          </table:table-cell>
          <table:table-cell table:formula="of:=[.B180]-[.B$2]" office:value-type="float" office:value="32.7497856616974" calcext:value-type="float">
            <text:p>32.7497856617</text:p>
          </table:table-cell>
          <table:table-cell table:formula="of:=[.C180]/([.D180]-[.D179])" office:value-type="float" office:value="1336287.45135046" calcext:value-type="float">
            <text:p>1336287.4513504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2700213.10973" calcext:value-type="float">
            <text:p>1442700213.10973</text:p>
          </table:table-cell>
          <table:table-cell office:value-type="float" office:value="65632" calcext:value-type="float">
            <text:p>65632</text:p>
          </table:table-cell>
          <table:table-cell table:formula="of:=[.B181]-[.B$2]" office:value-type="float" office:value="32.8244769573212" calcext:value-type="float">
            <text:p>32.8244769573</text:p>
          </table:table-cell>
          <table:table-cell table:formula="of:=[.C181]/([.D181]-[.D180])" office:value-type="float" office:value="878710.155606203" calcext:value-type="float">
            <text:p>878710.15560620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2700213.17108" calcext:value-type="float">
            <text:p>1442700213.17108</text:p>
          </table:table-cell>
          <table:table-cell office:value-type="float" office:value="65632" calcext:value-type="float">
            <text:p>65632</text:p>
          </table:table-cell>
          <table:table-cell table:formula="of:=[.B182]-[.B$2]" office:value-type="float" office:value="32.8858299255371" calcext:value-type="float">
            <text:p>32.8858299255</text:p>
          </table:table-cell>
          <table:table-cell table:formula="of:=[.C182]/([.D182]-[.D181])" office:value-type="float" office:value="1069744.4949851" calcext:value-type="float">
            <text:p>1069744.494985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2700213.24373" calcext:value-type="float">
            <text:p>1442700213.24373</text:p>
          </table:table-cell>
          <table:table-cell office:value-type="float" office:value="65632" calcext:value-type="float">
            <text:p>65632</text:p>
          </table:table-cell>
          <table:table-cell table:formula="of:=[.B183]-[.B$2]" office:value-type="float" office:value="32.9584767818451" calcext:value-type="float">
            <text:p>32.9584767818</text:p>
          </table:table-cell>
          <table:table-cell table:formula="of:=[.C183]/([.D183]-[.D182])" office:value-type="float" office:value="903438.955730662" calcext:value-type="float">
            <text:p>903438.95573066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2700213.31626" calcext:value-type="float">
            <text:p>1442700213.31626</text:p>
          </table:table-cell>
          <table:table-cell office:value-type="float" office:value="65632" calcext:value-type="float">
            <text:p>65632</text:p>
          </table:table-cell>
          <table:table-cell table:formula="of:=[.B184]-[.B$2]" office:value-type="float" office:value="33.0310111045837" calcext:value-type="float">
            <text:p>33.0310111046</text:p>
          </table:table-cell>
          <table:table-cell table:formula="of:=[.C184]/([.D184]-[.D183])" office:value-type="float" office:value="904840.598518889" calcext:value-type="float">
            <text:p>904840.59851888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2700213.36457" calcext:value-type="float">
            <text:p>1442700213.36457</text:p>
          </table:table-cell>
          <table:table-cell office:value-type="float" office:value="65632" calcext:value-type="float">
            <text:p>65632</text:p>
          </table:table-cell>
          <table:table-cell table:formula="of:=[.B185]-[.B$2]" office:value-type="float" office:value="33.0793190002441" calcext:value-type="float">
            <text:p>33.0793190002</text:p>
          </table:table-cell>
          <table:table-cell table:formula="of:=[.C185]/([.D185]-[.D184])" office:value-type="float" office:value="1358618.4846756" calcext:value-type="float">
            <text:p>1358618.484675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2700213.46142" calcext:value-type="float">
            <text:p>1442700213.46142</text:p>
          </table:table-cell>
          <table:table-cell office:value-type="float" office:value="65632" calcext:value-type="float">
            <text:p>65632</text:p>
          </table:table-cell>
          <table:table-cell table:formula="of:=[.B186]-[.B$2]" office:value-type="float" office:value="33.176167011261" calcext:value-type="float">
            <text:p>33.1761670113</text:p>
          </table:table-cell>
          <table:table-cell table:formula="of:=[.C186]/([.D186]-[.D185])" office:value-type="float" office:value="677680.411924866" calcext:value-type="float">
            <text:p>677680.41192486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2700213.53412" calcext:value-type="float">
            <text:p>1442700213.53412</text:p>
          </table:table-cell>
          <table:table-cell office:value-type="float" office:value="65632" calcext:value-type="float">
            <text:p>65632</text:p>
          </table:table-cell>
          <table:table-cell table:formula="of:=[.B187]-[.B$2]" office:value-type="float" office:value="33.2488639354706" calcext:value-type="float">
            <text:p>33.2488639355</text:p>
          </table:table-cell>
          <table:table-cell table:formula="of:=[.C187]/([.D187]-[.D186])" office:value-type="float" office:value="902816.73830896" calcext:value-type="float">
            <text:p>902816.7383089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2700213.58238" calcext:value-type="float">
            <text:p>1442700213.58238</text:p>
          </table:table-cell>
          <table:table-cell office:value-type="float" office:value="65632" calcext:value-type="float">
            <text:p>65632</text:p>
          </table:table-cell>
          <table:table-cell table:formula="of:=[.B188]-[.B$2]" office:value-type="float" office:value="33.2971308231354" calcext:value-type="float">
            <text:p>33.2971308231</text:p>
          </table:table-cell>
          <table:table-cell table:formula="of:=[.C188]/([.D188]-[.D187])" office:value-type="float" office:value="1359772.77954615" calcext:value-type="float">
            <text:p>1359772.7795461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2700213.65874" calcext:value-type="float">
            <text:p>1442700213.65874</text:p>
          </table:table-cell>
          <table:table-cell office:value-type="float" office:value="65632" calcext:value-type="float">
            <text:p>65632</text:p>
          </table:table-cell>
          <table:table-cell table:formula="of:=[.B189]-[.B$2]" office:value-type="float" office:value="33.3734903335571" calcext:value-type="float">
            <text:p>33.3734903336</text:p>
          </table:table-cell>
          <table:table-cell table:formula="of:=[.C189]/([.D189]-[.D188])" office:value-type="float" office:value="859513.106324253" calcext:value-type="float">
            <text:p>859513.10632425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2700213.73511" calcext:value-type="float">
            <text:p>1442700213.73511</text:p>
          </table:table-cell>
          <table:table-cell office:value-type="float" office:value="65632" calcext:value-type="float">
            <text:p>65632</text:p>
          </table:table-cell>
          <table:table-cell table:formula="of:=[.B190]-[.B$2]" office:value-type="float" office:value="33.4498572349548" calcext:value-type="float">
            <text:p>33.449857235</text:p>
          </table:table-cell>
          <table:table-cell table:formula="of:=[.C190]/([.D190]-[.D189])" office:value-type="float" office:value="859429.920538485" calcext:value-type="float">
            <text:p>859429.92053848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2700213.80766" calcext:value-type="float">
            <text:p>1442700213.80766</text:p>
          </table:table-cell>
          <table:table-cell office:value-type="float" office:value="65632" calcext:value-type="float">
            <text:p>65632</text:p>
          </table:table-cell>
          <table:table-cell table:formula="of:=[.B191]-[.B$2]" office:value-type="float" office:value="33.5224099159241" calcext:value-type="float">
            <text:p>33.5224099159</text:p>
          </table:table-cell>
          <table:table-cell table:formula="of:=[.C191]/([.D191]-[.D190])" office:value-type="float" office:value="904611.643887114" calcext:value-type="float">
            <text:p>904611.64388711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2700213.88398" calcext:value-type="float">
            <text:p>1442700213.88398</text:p>
          </table:table-cell>
          <table:table-cell office:value-type="float" office:value="65632" calcext:value-type="float">
            <text:p>65632</text:p>
          </table:table-cell>
          <table:table-cell table:formula="of:=[.B192]-[.B$2]" office:value-type="float" office:value="33.5987293720245" calcext:value-type="float">
            <text:p>33.598729372</text:p>
          </table:table-cell>
          <table:table-cell table:formula="of:=[.C192]/([.D192]-[.D191])" office:value-type="float" office:value="859964.199870668" calcext:value-type="float">
            <text:p>859964.19987066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2700213.93341" calcext:value-type="float">
            <text:p>1442700213.93341</text:p>
          </table:table-cell>
          <table:table-cell office:value-type="float" office:value="65632" calcext:value-type="float">
            <text:p>65632</text:p>
          </table:table-cell>
          <table:table-cell table:formula="of:=[.B193]-[.B$2]" office:value-type="float" office:value="33.6481578350067" calcext:value-type="float">
            <text:p>33.648157835</text:p>
          </table:table-cell>
          <table:table-cell table:formula="of:=[.C193]/([.D193]-[.D192])" office:value-type="float" office:value="1327817.9421372" calcext:value-type="float">
            <text:p>1327817.942137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2700214.00856" calcext:value-type="float">
            <text:p>1442700214.00856</text:p>
          </table:table-cell>
          <table:table-cell office:value-type="float" office:value="65632" calcext:value-type="float">
            <text:p>65632</text:p>
          </table:table-cell>
          <table:table-cell table:formula="of:=[.B194]-[.B$2]" office:value-type="float" office:value="33.7233073711395" calcext:value-type="float">
            <text:p>33.7233073711</text:p>
          </table:table-cell>
          <table:table-cell table:formula="of:=[.C194]/([.D194]-[.D193])" office:value-type="float" office:value="873352.030862944" calcext:value-type="float">
            <text:p>873352.03086294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2700214.0605" calcext:value-type="float">
            <text:p>1442700214.0605</text:p>
          </table:table-cell>
          <table:table-cell office:value-type="float" office:value="65632" calcext:value-type="float">
            <text:p>65632</text:p>
          </table:table-cell>
          <table:table-cell table:formula="of:=[.B195]-[.B$2]" office:value-type="float" office:value="33.7752523422241" calcext:value-type="float">
            <text:p>33.7752523422</text:p>
          </table:table-cell>
          <table:table-cell table:formula="of:=[.C195]/([.D195]-[.D194])" office:value-type="float" office:value="1263490.93337862" calcext:value-type="float">
            <text:p>1263490.9333786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2700214.1344" calcext:value-type="float">
            <text:p>1442700214.1344</text:p>
          </table:table-cell>
          <table:table-cell office:value-type="float" office:value="65632" calcext:value-type="float">
            <text:p>65632</text:p>
          </table:table-cell>
          <table:table-cell table:formula="of:=[.B196]-[.B$2]" office:value-type="float" office:value="33.8491535186768" calcext:value-type="float">
            <text:p>33.8491535187</text:p>
          </table:table-cell>
          <table:table-cell table:formula="of:=[.C196]/([.D196]-[.D195])" office:value-type="float" office:value="888104.941631931" calcext:value-type="float">
            <text:p>888104.94163193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2700214.18528" calcext:value-type="float">
            <text:p>1442700214.18528</text:p>
          </table:table-cell>
          <table:table-cell office:value-type="float" office:value="65632" calcext:value-type="float">
            <text:p>65632</text:p>
          </table:table-cell>
          <table:table-cell table:formula="of:=[.B197]-[.B$2]" office:value-type="float" office:value="33.9000325202942" calcext:value-type="float">
            <text:p>33.9000325203</text:p>
          </table:table-cell>
          <table:table-cell table:formula="of:=[.C197]/([.D197]-[.D196])" office:value-type="float" office:value="1289962.4189464" calcext:value-type="float">
            <text:p>1289962.418946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2700214.2859" calcext:value-type="float">
            <text:p>1442700214.2859</text:p>
          </table:table-cell>
          <table:table-cell office:value-type="float" office:value="65632" calcext:value-type="float">
            <text:p>65632</text:p>
          </table:table-cell>
          <table:table-cell table:formula="of:=[.B198]-[.B$2]" office:value-type="float" office:value="34.0006518363953" calcext:value-type="float">
            <text:p>34.0006518364</text:p>
          </table:table-cell>
          <table:table-cell table:formula="of:=[.C198]/([.D198]-[.D197])" office:value-type="float" office:value="652280.322935919" calcext:value-type="float">
            <text:p>652280.32293591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2700214.3617" calcext:value-type="float">
            <text:p>1442700214.3617</text:p>
          </table:table-cell>
          <table:table-cell office:value-type="float" office:value="65632" calcext:value-type="float">
            <text:p>65632</text:p>
          </table:table-cell>
          <table:table-cell table:formula="of:=[.B199]-[.B$2]" office:value-type="float" office:value="34.0764455795288" calcext:value-type="float">
            <text:p>34.0764455795</text:p>
          </table:table-cell>
          <table:table-cell table:formula="of:=[.C199]/([.D199]-[.D198])" office:value-type="float" office:value="865928.997389132" calcext:value-type="float">
            <text:p>865928.99738913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2700214.43591" calcext:value-type="float">
            <text:p>1442700214.43591</text:p>
          </table:table-cell>
          <table:table-cell office:value-type="float" office:value="65632" calcext:value-type="float">
            <text:p>65632</text:p>
          </table:table-cell>
          <table:table-cell table:formula="of:=[.B200]-[.B$2]" office:value-type="float" office:value="34.1506614685059" calcext:value-type="float">
            <text:p>34.1506614685</text:p>
          </table:table-cell>
          <table:table-cell table:formula="of:=[.C200]/([.D200]-[.D199])" office:value-type="float" office:value="884338.93206204" calcext:value-type="float">
            <text:p>884338.9320620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2700214.53646" calcext:value-type="float">
            <text:p>1442700214.53646</text:p>
          </table:table-cell>
          <table:table-cell office:value-type="float" office:value="65632" calcext:value-type="float">
            <text:p>65632</text:p>
          </table:table-cell>
          <table:table-cell table:formula="of:=[.B201]-[.B$2]" office:value-type="float" office:value="34.2512085437775" calcext:value-type="float">
            <text:p>34.2512085438</text:p>
          </table:table-cell>
          <table:table-cell table:formula="of:=[.C201]/([.D201]-[.D200])" office:value-type="float" office:value="652748.971789673" calcext:value-type="float">
            <text:p>652748.97178967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2700214.5874" calcext:value-type="float">
            <text:p>1442700214.5874</text:p>
          </table:table-cell>
          <table:table-cell office:value-type="float" office:value="65632" calcext:value-type="float">
            <text:p>65632</text:p>
          </table:table-cell>
          <table:table-cell table:formula="of:=[.B202]-[.B$2]" office:value-type="float" office:value="34.3021450042725" calcext:value-type="float">
            <text:p>34.3021450043</text:p>
          </table:table-cell>
          <table:table-cell table:formula="of:=[.C202]/([.D202]-[.D201])" office:value-type="float" office:value="1288507.27675608" calcext:value-type="float">
            <text:p>1288507.2767560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2700214.68808" calcext:value-type="float">
            <text:p>1442700214.68808</text:p>
          </table:table-cell>
          <table:table-cell office:value-type="float" office:value="65632" calcext:value-type="float">
            <text:p>65632</text:p>
          </table:table-cell>
          <table:table-cell table:formula="of:=[.B203]-[.B$2]" office:value-type="float" office:value="34.4028248786926" calcext:value-type="float">
            <text:p>34.4028248787</text:p>
          </table:table-cell>
          <table:table-cell table:formula="of:=[.C203]/([.D203]-[.D202])" office:value-type="float" office:value="651887.980373305" calcext:value-type="float">
            <text:p>651887.98037330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2700214.78854" calcext:value-type="float">
            <text:p>1442700214.78854</text:p>
          </table:table-cell>
          <table:table-cell office:value-type="float" office:value="65632" calcext:value-type="float">
            <text:p>65632</text:p>
          </table:table-cell>
          <table:table-cell table:formula="of:=[.B204]-[.B$2]" office:value-type="float" office:value="34.5032892227173" calcext:value-type="float">
            <text:p>34.5032892227</text:p>
          </table:table-cell>
          <table:table-cell table:formula="of:=[.C204]/([.D204]-[.D203])" office:value-type="float" office:value="653286.503158684" calcext:value-type="float">
            <text:p>653286.50315868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2700214.83802" calcext:value-type="float">
            <text:p>1442700214.83802</text:p>
          </table:table-cell>
          <table:table-cell office:value-type="float" office:value="65632" calcext:value-type="float">
            <text:p>65632</text:p>
          </table:table-cell>
          <table:table-cell table:formula="of:=[.B205]-[.B$2]" office:value-type="float" office:value="34.5527672767639" calcext:value-type="float">
            <text:p>34.5527672768</text:p>
          </table:table-cell>
          <table:table-cell table:formula="of:=[.C205]/([.D205]-[.D204])" office:value-type="float" office:value="1326487.09139096" calcext:value-type="float">
            <text:p>1326487.0913909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2700214.88902" calcext:value-type="float">
            <text:p>1442700214.88902</text:p>
          </table:table-cell>
          <table:table-cell office:value-type="float" office:value="65632" calcext:value-type="float">
            <text:p>65632</text:p>
          </table:table-cell>
          <table:table-cell table:formula="of:=[.B206]-[.B$2]" office:value-type="float" office:value="34.6037676334381" calcext:value-type="float">
            <text:p>34.6037676334</text:p>
          </table:table-cell>
          <table:table-cell table:formula="of:=[.C206]/([.D206]-[.D205])" office:value-type="float" office:value="1286892.96075471" calcext:value-type="float">
            <text:p>1286892.9607547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2700220.25188" calcext:value-type="float">
            <text:p>1442700220.25188</text:p>
          </table:table-cell>
          <table:table-cell office:value-type="float" office:value="65632" calcext:value-type="float">
            <text:p>65632</text:p>
          </table:table-cell>
          <table:table-cell table:formula="of:=[.B207]-[.B$2]" office:value-type="float" office:value="39.9666256904602" calcext:value-type="float">
            <text:p>39.9666256905</text:p>
          </table:table-cell>
          <table:table-cell table:formula="of:=[.C207]/([.D207]-[.D206])" office:value-type="float" office:value="12238.2504444737" calcext:value-type="float">
            <text:p>12238.25044447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9T17:06:55.541604638</dc:date>
    <meta:editing-duration>PT1M32S</meta:editing-duration>
    <meta:editing-cycles>1</meta:editing-cycles>
    <meta:document-statistic meta:table-count="1" meta:cell-count="1035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4.201cm" style:legend-expansion="high" chart:style-name="ch2"/>
        <chart:plot-area chart:style-name="ch3" table:cell-range-address="'sink_2.receiver_i.routed_msg_sub.network'.D1:'sink_2.receiver_i.routed_msg_sub.network'.E207" chart:data-source-has-labels="row" svg:x="0.32cm" svg:y="0.18cm" svg:width="11.793cm" svg:height="8.64cm">
          <chartooo:coordinate-region svg:x="1.867cm" svg:y="0.38cm" svg:width="10.05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k_2.receiver_i.routed_msg_sub.network'.E2:'sink_2.receiver_i.routed_msg_sub.network'.E207" chart:label-cell-address="'sink_2.receiver_i.routed_msg_sub.network'.E1:'sink_2.receiver_i.routed_msg_sub.network'.E1" chart:class="chart:scatter">
            <chart:domain table:cell-range-address="'sink_2.receiver_i.routed_msg_sub.network'.D2:'sink_2.receiver_i.routed_msg_sub.network'.D207"/>
            <chart:data-point chart:repeated="20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ata rate (bps)</text:p>
                <draw:g>
                  <svg:desc>'sink_2.receiver_i.routed_msg_sub.network'.E1:'sink_2.receiver_i.routed_msg_sub.network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ink_2.receiver_i.routed_msg_sub.network'.D2:'sink_2.receiver_i.routed_msg_sub.network'.D207</svg:desc>
                </draw:g>
              </table:table-cell>
              <table:table-cell office:value-type="float" office:value="0">
                <text:p>0</text:p>
                <draw:g>
                  <svg:desc>'sink_2.receiver_i.routed_msg_sub.network'.E2:'sink_2.receiver_i.routed_msg_sub.network'.E2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68347072601318">
                <text:p>0.468347072601318</text:p>
              </table:table-cell>
              <table:table-cell office:value-type="float" office:value="140135.39069533">
                <text:p>140135.390695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68928241729736">
                <text:p>0.568928241729736</text:p>
              </table:table-cell>
              <table:table-cell office:value-type="float" office:value="652527.710392824">
                <text:p>652527.7103928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2701406478882">
                <text:p>0.622701406478882</text:p>
              </table:table-cell>
              <table:table-cell office:value-type="float" office:value="1220534.44884965">
                <text:p>1220534.448849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5820164680481">
                <text:p>0.95820164680481</text:p>
              </table:table-cell>
              <table:table-cell office:value-type="float" office:value="195624.301002708">
                <text:p>195624.3010027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2462377548218">
                <text:p>1.62462377548218</text:p>
              </table:table-cell>
              <table:table-cell office:value-type="float" office:value="98484.124664735">
                <text:p>98484.1246647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8503427505493">
                <text:p>1.68503427505493</text:p>
              </table:table-cell>
              <table:table-cell office:value-type="float" office:value="1086433.6574631">
                <text:p>1086433.65746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5274181365967">
                <text:p>1.75274181365967</text:p>
              </table:table-cell>
              <table:table-cell office:value-type="float" office:value="969345.531568458">
                <text:p>969345.5315684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8638391494751">
                <text:p>1.98638391494751</text:p>
              </table:table-cell>
              <table:table-cell office:value-type="float" office:value="280908.276540206">
                <text:p>280908.2765402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5419373512268">
                <text:p>2.05419373512268</text:p>
              </table:table-cell>
              <table:table-cell office:value-type="float" office:value="967883.41025614">
                <text:p>967883.410256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5518465042114">
                <text:p>2.25518465042114</text:p>
              </table:table-cell>
              <table:table-cell office:value-type="float" office:value="326542.122078202">
                <text:p>326542.1220782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5568284988403">
                <text:p>2.35568284988403</text:p>
              </table:table-cell>
              <table:table-cell office:value-type="float" office:value="653066.426570507">
                <text:p>653066.4265705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99277806282043">
                <text:p>2.99277806282043</text:p>
              </table:table-cell>
              <table:table-cell office:value-type="float" office:value="103017.568908577">
                <text:p>103017.568908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04580521583557">
                <text:p>3.04580521583557</text:p>
              </table:table-cell>
              <table:table-cell office:value-type="float" office:value="1237705.52006187">
                <text:p>1237705.520061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24672031402588">
                <text:p>3.24672031402588</text:p>
              </table:table-cell>
              <table:table-cell office:value-type="float" office:value="326665.345666721">
                <text:p>326665.3456667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44783115386963">
                <text:p>3.44783115386963</text:p>
              </table:table-cell>
              <table:table-cell office:value-type="float" office:value="326347.401517451">
                <text:p>326347.4015174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49069881439209">
                <text:p>3.49069881439209</text:p>
              </table:table-cell>
              <table:table-cell office:value-type="float" office:value="1531037.59804227">
                <text:p>1531037.598042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69162631034851">
                <text:p>3.69162631034851</text:p>
              </table:table-cell>
              <table:table-cell office:value-type="float" office:value="326645.189537598">
                <text:p>326645.1895375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74913024902344">
                <text:p>3.74913024902344</text:p>
              </table:table-cell>
              <table:table-cell office:value-type="float" office:value="1141347.90611512">
                <text:p>1141347.906115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50915932655335">
                <text:p>4.50915932655335</text:p>
              </table:table-cell>
              <table:table-cell office:value-type="float" office:value="86354.5908181617">
                <text:p>86354.59081816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56291842460632">
                <text:p>4.56291842460632</text:p>
              </table:table-cell>
              <table:table-cell office:value-type="float" office:value="1220853.81594983">
                <text:p>1220853.815949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61754631996155">
                <text:p>4.61754631996155</text:p>
              </table:table-cell>
              <table:table-cell office:value-type="float" office:value="1201437.4629156">
                <text:p>1201437.46291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84517955780029">
                <text:p>4.84517955780029</text:p>
              </table:table-cell>
              <table:table-cell office:value-type="float" office:value="288323.447942578">
                <text:p>288323.4479425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99973130226135">
                <text:p>4.99973130226135</text:p>
              </table:table-cell>
              <table:table-cell office:value-type="float" office:value="424660.363613925">
                <text:p>424660.3636139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20065355300903">
                <text:p>5.20065355300903</text:p>
              </table:table-cell>
              <table:table-cell office:value-type="float" office:value="326653.716827118">
                <text:p>326653.7168271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24752306938171">
                <text:p>5.24752306938171</text:p>
              </table:table-cell>
              <table:table-cell office:value-type="float" office:value="1400313.14763588">
                <text:p>1400313.147635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64541912078857">
                <text:p>5.64541912078857</text:p>
              </table:table-cell>
              <table:table-cell office:value-type="float" office:value="164947.603194206">
                <text:p>164947.6031942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72365713119507">
                <text:p>5.72365713119507</text:p>
              </table:table-cell>
              <table:table-cell office:value-type="float" office:value="838876.137813344">
                <text:p>838876.1378133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76773428916931">
                <text:p>5.76773428916931</text:p>
              </table:table-cell>
              <table:table-cell office:value-type="float" office:value="1489025.22341283">
                <text:p>1489025.223412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15865635871887">
                <text:p>6.15865635871887</text:p>
              </table:table-cell>
              <table:table-cell office:value-type="float" office:value="167890.239800542">
                <text:p>167890.2398005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40015625953674">
                <text:p>6.40015625953674</text:p>
              </table:table-cell>
              <table:table-cell office:value-type="float" office:value="271768.227555078">
                <text:p>271768.2275550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63320899009705">
                <text:p>6.63320899009705</text:p>
              </table:table-cell>
              <table:table-cell office:value-type="float" office:value="281618.669913063">
                <text:p>281618.6699130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73349571228027">
                <text:p>6.73349571228027</text:p>
              </table:table-cell>
              <table:table-cell office:value-type="float" office:value="654443.56512209">
                <text:p>654443.565122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74233675003052">
                <text:p>9.74233675003052</text:p>
              </table:table-cell>
              <table:table-cell office:value-type="float" office:value="21813.0500004992">
                <text:p>21813.05000049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76989436149597">
                <text:p>9.76989436149597</text:p>
              </table:table-cell>
              <table:table-cell office:value-type="float" office:value="2381628.75916425">
                <text:p>2381628.759164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.79743146896362">
                <text:p>9.79743146896362</text:p>
              </table:table-cell>
              <table:table-cell office:value-type="float" office:value="2383402.10848579">
                <text:p>2383402.108485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.82498288154602">
                <text:p>9.82498288154602</text:p>
              </table:table-cell>
              <table:table-cell office:value-type="float" office:value="2382164.6096626">
                <text:p>2382164.60966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85252618789673">
                <text:p>9.85252618789673</text:p>
              </table:table-cell>
              <table:table-cell office:value-type="float" office:value="2382865.70117291">
                <text:p>2382865.701172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88004279136658">
                <text:p>9.88004279136658</text:p>
              </table:table-cell>
              <table:table-cell office:value-type="float" office:value="2385178.10062991">
                <text:p>2385178.100629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90755915641785">
                <text:p>9.90755915641785</text:p>
              </table:table-cell>
              <table:table-cell office:value-type="float" office:value="2385198.76726857">
                <text:p>2385198.767268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.93504858016968">
                <text:p>9.93504858016968</text:p>
              </table:table-cell>
              <table:table-cell office:value-type="float" office:value="2387536.40645626">
                <text:p>2387536.406456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.9625301361084">
                <text:p>9.9625301361084</text:p>
              </table:table-cell>
              <table:table-cell office:value-type="float" office:value="2388219.94454566">
                <text:p>2388219.944545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.99003386497498">
                <text:p>9.99003386497498</text:p>
              </table:table-cell>
              <table:table-cell office:value-type="float" office:value="2386294.6118465">
                <text:p>2386294.6118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1731379032135">
                <text:p>10.1731379032135</text:p>
              </table:table-cell>
              <table:table-cell office:value-type="float" office:value="358441.029653877">
                <text:p>358441.0296538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.4044351577759">
                <text:p>10.4044351577759</text:p>
              </table:table-cell>
              <table:table-cell office:value-type="float" office:value="283756.070188459">
                <text:p>283756.0701884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.5049438476563">
                <text:p>10.5049438476563</text:p>
              </table:table-cell>
              <table:table-cell office:value-type="float" office:value="652998.263912478">
                <text:p>652998.2639124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.5441253185272">
                <text:p>10.5441253185272</text:p>
              </table:table-cell>
              <table:table-cell office:value-type="float" office:value="1675077.49303574">
                <text:p>1675077.493035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.6367485523224">
                <text:p>10.6367485523224</text:p>
              </table:table-cell>
              <table:table-cell office:value-type="float" office:value="708591.10949574">
                <text:p>708591.109495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737372636795">
                <text:p>10.737372636795</text:p>
              </table:table-cell>
              <table:table-cell office:value-type="float" office:value="652249.412692395">
                <text:p>652249.4126923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8063898086548">
                <text:p>10.8063898086548</text:p>
              </table:table-cell>
              <table:table-cell office:value-type="float" office:value="950951.744782869">
                <text:p>950951.7447828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872385263443">
                <text:p>10.872385263443</text:p>
              </table:table-cell>
              <table:table-cell office:value-type="float" office:value="994492.730001265">
                <text:p>994492.7300012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9728965759277">
                <text:p>10.9728965759277</text:p>
              </table:table-cell>
              <table:table-cell office:value-type="float" office:value="652981.22547115">
                <text:p>652981.225471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.0075347423553">
                <text:p>11.0075347423553</text:p>
              </table:table-cell>
              <table:table-cell office:value-type="float" office:value="1894788.51708734">
                <text:p>1894788.517087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.1079926490784">
                <text:p>11.1079926490784</text:p>
              </table:table-cell>
              <table:table-cell office:value-type="float" office:value="653328.365491004">
                <text:p>653328.3654910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.2085955142975">
                <text:p>11.2085955142975</text:p>
              </table:table-cell>
              <table:table-cell office:value-type="float" office:value="652386.98576876">
                <text:p>652386.985768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309015750885">
                <text:p>11.309015750885</text:p>
              </table:table-cell>
              <table:table-cell office:value-type="float" office:value="653573.445256688">
                <text:p>653573.4452566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4094400405884">
                <text:p>11.4094400405884</text:p>
              </table:table-cell>
              <table:table-cell office:value-type="float" office:value="653547.067087676">
                <text:p>653547.0670876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5099475383759">
                <text:p>11.5099475383759</text:p>
              </table:table-cell>
              <table:table-cell office:value-type="float" office:value="653006.008952484">
                <text:p>653006.0089524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6102981567383">
                <text:p>11.6102981567383</text:p>
              </table:table-cell>
              <table:table-cell office:value-type="float" office:value="654026.86172758">
                <text:p>654026.861727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7108376026154">
                <text:p>11.7108376026154</text:p>
              </table:table-cell>
              <table:table-cell office:value-type="float" office:value="652798.505377135">
                <text:p>652798.5053771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.741907119751">
                <text:p>11.741907119751</text:p>
              </table:table-cell>
              <table:table-cell office:value-type="float" office:value="2112424.20387523">
                <text:p>2112424.203875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.811233997345">
                <text:p>11.811233997345</text:p>
              </table:table-cell>
              <table:table-cell office:value-type="float" office:value="946703.533719882">
                <text:p>946703.5337198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.9015500545502">
                <text:p>11.9015500545502</text:p>
              </table:table-cell>
              <table:table-cell office:value-type="float" office:value="726692.484492349">
                <text:p>726692.4844923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.9787404537201">
                <text:p>11.9787404537201</text:p>
              </table:table-cell>
              <table:table-cell office:value-type="float" office:value="850261.181517173">
                <text:p>850261.1815171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.0173079967499">
                <text:p>12.0173079967499</text:p>
              </table:table-cell>
              <table:table-cell office:value-type="float" office:value="1701741.79748275">
                <text:p>1701741.797482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.1024980545044">
                <text:p>12.1024980545044</text:p>
              </table:table-cell>
              <table:table-cell office:value-type="float" office:value="770418.540965484">
                <text:p>770418.5409654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.1796553134918">
                <text:p>12.1796553134918</text:p>
              </table:table-cell>
              <table:table-cell office:value-type="float" office:value="850626.381254616">
                <text:p>850626.3812546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.270133972168">
                <text:p>12.270133972168</text:p>
              </table:table-cell>
              <table:table-cell office:value-type="float" office:value="725386.527169001">
                <text:p>725386.5271690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.3470656871796">
                <text:p>12.3470656871796</text:p>
              </table:table-cell>
              <table:table-cell office:value-type="float" office:value="853120.198738669">
                <text:p>853120.1987386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.400886297226">
                <text:p>12.400886297226</text:p>
              </table:table-cell>
              <table:table-cell office:value-type="float" office:value="1219458.49263755">
                <text:p>1219458.492637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.4781334400177">
                <text:p>12.4781334400177</text:p>
              </table:table-cell>
              <table:table-cell office:value-type="float" office:value="849636.603090143">
                <text:p>849636.6030901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.557962179184">
                <text:p>12.557962179184</text:p>
              </table:table-cell>
              <table:table-cell office:value-type="float" office:value="822160.047690442">
                <text:p>822160.0476904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.6481306552887">
                <text:p>12.6481306552887</text:p>
              </table:table-cell>
              <table:table-cell office:value-type="float" office:value="727881.881066331">
                <text:p>727881.8810663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.6994833946228">
                <text:p>12.6994833946228</text:p>
              </table:table-cell>
              <table:table-cell office:value-type="float" office:value="1278062.29718324">
                <text:p>1278062.297183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.7484118938446">
                <text:p>12.7484118938446</text:p>
              </table:table-cell>
              <table:table-cell office:value-type="float" office:value="1341385.92116791">
                <text:p>1341385.921167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.8229360580444">
                <text:p>12.8229360580444</text:p>
              </table:table-cell>
              <table:table-cell office:value-type="float" office:value="880680.792662288">
                <text:p>880680.7926622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8853542804718">
                <text:p>12.8853542804718</text:p>
              </table:table-cell>
              <table:table-cell office:value-type="float" office:value="1051487.80993197">
                <text:p>1051487.809931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949068069458">
                <text:p>12.949068069458</text:p>
              </table:table-cell>
              <table:table-cell office:value-type="float" office:value="1030106.6856063">
                <text:p>1030106.68560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.0235970020294">
                <text:p>13.0235970020294</text:p>
              </table:table-cell>
              <table:table-cell office:value-type="float" office:value="880624.446581381">
                <text:p>880624.4465813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.1008906364441">
                <text:p>13.1008906364441</text:p>
              </table:table-cell>
              <table:table-cell office:value-type="float" office:value="849125.552149491">
                <text:p>849125.5521494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.1792995929718">
                <text:p>13.1792995929718</text:p>
              </table:table-cell>
              <table:table-cell office:value-type="float" office:value="837047.231674426">
                <text:p>837047.2316744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.2500298023224">
                <text:p>13.2500298023224</text:p>
              </table:table-cell>
              <table:table-cell office:value-type="float" office:value="927920.341288461">
                <text:p>927920.3412884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.3016254901886">
                <text:p>13.3016254901886</text:p>
              </table:table-cell>
              <table:table-cell office:value-type="float" office:value="1272044.28730916">
                <text:p>1272044.287309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.3801746368408">
                <text:p>13.3801746368408</text:p>
              </table:table-cell>
              <table:table-cell office:value-type="float" office:value="835553.31658264">
                <text:p>835553.316582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.4506688117981">
                <text:p>13.4506688117981</text:p>
              </table:table-cell>
              <table:table-cell office:value-type="float" office:value="931027.280477824">
                <text:p>931027.2804778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.5024869441986">
                <text:p>13.5024869441986</text:p>
              </table:table-cell>
              <table:table-cell office:value-type="float" office:value="1266583.66404866">
                <text:p>1266583.664048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.5751740932465">
                <text:p>13.5751740932465</text:p>
              </table:table-cell>
              <table:table-cell office:value-type="float" office:value="902938.151512766">
                <text:p>902938.1515127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.647675037384">
                <text:p>13.647675037384</text:p>
              </table:table-cell>
              <table:table-cell office:value-type="float" office:value="905257.176726704">
                <text:p>905257.1767267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.7240259647369">
                <text:p>13.7240259647369</text:p>
              </table:table-cell>
              <table:table-cell office:value-type="float" office:value="859609.729383367">
                <text:p>859609.7293833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.7759826183319">
                <text:p>13.7759826183319</text:p>
              </table:table-cell>
              <table:table-cell office:value-type="float" office:value="1263206.83606061">
                <text:p>1263206.836060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.8486928939819">
                <text:p>13.8486928939819</text:p>
              </table:table-cell>
              <table:table-cell office:value-type="float" office:value="902650.958385934">
                <text:p>902650.9583859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.9005644321442">
                <text:p>13.9005644321442</text:p>
              </table:table-cell>
              <table:table-cell office:value-type="float" office:value="1265279.61817388">
                <text:p>1265279.618173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.9959042072296">
                <text:p>13.9959042072296</text:p>
              </table:table-cell>
              <table:table-cell office:value-type="float" office:value="688401.03662062">
                <text:p>688401.036620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.0765235424042">
                <text:p>14.0765235424042</text:p>
              </table:table-cell>
              <table:table-cell office:value-type="float" office:value="814097.509708939">
                <text:p>814097.5097089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.1500616073608">
                <text:p>14.1500616073608</text:p>
              </table:table-cell>
              <table:table-cell office:value-type="float" office:value="892490.168712979">
                <text:p>892490.1687129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.2236406803131">
                <text:p>14.2236406803131</text:p>
              </table:table-cell>
              <table:table-cell office:value-type="float" office:value="891992.755094568">
                <text:p>891992.7550945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.298113822937">
                <text:p>14.298113822937</text:p>
              </table:table-cell>
              <table:table-cell office:value-type="float" office:value="881284.147379811">
                <text:p>881284.1473798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.3986539840698">
                <text:p>14.3986539840698</text:p>
              </table:table-cell>
              <table:table-cell office:value-type="float" office:value="652793.861283958">
                <text:p>652793.8612839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.4989879131317">
                <text:p>14.4989879131317</text:p>
              </table:table-cell>
              <table:table-cell office:value-type="float" office:value="654135.650957273">
                <text:p>654135.6509572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.5519552230835">
                <text:p>14.5519552230835</text:p>
              </table:table-cell>
              <table:table-cell office:value-type="float" office:value="1239103.89369871">
                <text:p>1239103.893698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.5994703769684">
                <text:p>14.5994703769684</text:p>
              </table:table-cell>
              <table:table-cell office:value-type="float" office:value="1381285.64539648">
                <text:p>1381285.645396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.6999371051788">
                <text:p>14.6999371051788</text:p>
              </table:table-cell>
              <table:table-cell office:value-type="float" office:value="653270.999952538">
                <text:p>653270.9999525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.8501191139221">
                <text:p>19.8501191139221</text:p>
              </table:table-cell>
              <table:table-cell office:value-type="float" office:value="12743.6272909538">
                <text:p>12743.62729095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708240032196">
                <text:p>20.708240032196</text:p>
              </table:table-cell>
              <table:table-cell office:value-type="float" office:value="76483.3936597374">
                <text:p>76483.39365973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.7535152435303">
                <text:p>20.7535152435303</text:p>
              </table:table-cell>
              <table:table-cell office:value-type="float" office:value="1449623.2721145">
                <text:p>1449623.27211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.2039432525635">
                <text:p>21.2039432525635</text:p>
              </table:table-cell>
              <table:table-cell office:value-type="float" office:value="145710.299279284">
                <text:p>145710.2992792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2510442733765">
                <text:p>21.2510442733765</text:p>
              </table:table-cell>
              <table:table-cell office:value-type="float" office:value="1393430.52161412">
                <text:p>1393430.521614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5217707157135">
                <text:p>21.5217707157135</text:p>
              </table:table-cell>
              <table:table-cell office:value-type="float" office:value="242429.219079725">
                <text:p>242429.2190797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767751455307">
                <text:p>21.767751455307</text:p>
              </table:table-cell>
              <table:table-cell office:value-type="float" office:value="266817.638277126">
                <text:p>266817.6382771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.9148614406586">
                <text:p>21.9148614406586</text:p>
              </table:table-cell>
              <table:table-cell office:value-type="float" office:value="446142.386889327">
                <text:p>446142.3868893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.2438175678253">
                <text:p>22.2438175678253</text:p>
              </table:table-cell>
              <table:table-cell office:value-type="float" office:value="199515.967570749">
                <text:p>199515.9675707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3164594173431">
                <text:p>22.3164594173431</text:p>
              </table:table-cell>
              <table:table-cell office:value-type="float" office:value="903501.224647337">
                <text:p>903501.2246473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7171277999878">
                <text:p>22.7171277999878</text:p>
              </table:table-cell>
              <table:table-cell office:value-type="float" office:value="163806.286802041">
                <text:p>163806.2868020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7459101676941">
                <text:p>22.7459101676941</text:p>
              </table:table-cell>
              <table:table-cell office:value-type="float" office:value="2280284.95326452">
                <text:p>2280284.953264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8720676898956">
                <text:p>22.8720676898956</text:p>
              </table:table-cell>
              <table:table-cell office:value-type="float" office:value="520238.499097597">
                <text:p>520238.4990975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.9465036392212">
                <text:p>22.9465036392212</text:p>
              </table:table-cell>
              <table:table-cell office:value-type="float" office:value="881724.497298267">
                <text:p>881724.4972982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.0227143764496">
                <text:p>23.0227143764496</text:p>
              </table:table-cell>
              <table:table-cell office:value-type="float" office:value="861190.986820001">
                <text:p>861190.9868200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.3919241428375">
                <text:p>23.3919241428375</text:p>
              </table:table-cell>
              <table:table-cell office:value-type="float" office:value="177763.444997927">
                <text:p>177763.4449979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.7051517963409">
                <text:p>23.7051517963409</text:p>
              </table:table-cell>
              <table:table-cell office:value-type="float" office:value="209534.5007566">
                <text:p>209534.50075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.7539646625519">
                <text:p>23.7539646625519</text:p>
              </table:table-cell>
              <table:table-cell office:value-type="float" office:value="1344563.53610503">
                <text:p>1344563.536105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.1383860111237">
                <text:p>25.1383860111237</text:p>
              </table:table-cell>
              <table:table-cell office:value-type="float" office:value="47407.5324450237">
                <text:p>47407.53244502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.2169008255005">
                <text:p>25.2169008255005</text:p>
              </table:table-cell>
              <table:table-cell office:value-type="float" office:value="835918.680072271">
                <text:p>835918.6800722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.6975696086884">
                <text:p>25.6975696086884</text:p>
              </table:table-cell>
              <table:table-cell office:value-type="float" office:value="136543.088079735">
                <text:p>136543.0880797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.7542061805725">
                <text:p>25.7542061805725</text:p>
              </table:table-cell>
              <table:table-cell office:value-type="float" office:value="1158827.19975079">
                <text:p>1158827.199750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.8701469898224">
                <text:p>25.8701469898224</text:p>
              </table:table-cell>
              <table:table-cell office:value-type="float" office:value="566081.955306596">
                <text:p>566081.9553065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.9506039619446">
                <text:p>25.9506039619446</text:p>
              </table:table-cell>
              <table:table-cell office:value-type="float" office:value="815740.367414309">
                <text:p>815740.36741430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.9903056621552">
                <text:p>25.9903056621552</text:p>
              </table:table-cell>
              <table:table-cell office:value-type="float" office:value="1653128.19481026">
                <text:p>1653128.194810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.234299659729">
                <text:p>26.234299659729</text:p>
              </table:table-cell>
              <table:table-cell office:value-type="float" office:value="268990.223745707">
                <text:p>268990.2237457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6.5047438144684">
                <text:p>26.5047438144684</text:p>
              </table:table-cell>
              <table:table-cell office:value-type="float" office:value="242682.264895863">
                <text:p>242682.2648958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.7054443359375">
                <text:p>26.7054443359375</text:p>
              </table:table-cell>
              <table:table-cell office:value-type="float" office:value="327014.596272982">
                <text:p>327014.5962729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.7283778190613">
                <text:p>29.7283778190613</text:p>
              </table:table-cell>
              <table:table-cell office:value-type="float" office:value="21711.3609566356">
                <text:p>21711.36095663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.7559683322906">
                <text:p>29.7559683322906</text:p>
              </table:table-cell>
              <table:table-cell office:value-type="float" office:value="2378788.66023176">
                <text:p>2378788.660231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9.7835209369659">
                <text:p>29.7835209369659</text:p>
              </table:table-cell>
              <table:table-cell office:value-type="float" office:value="2382061.54276418">
                <text:p>2382061.542764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9.8110589981079">
                <text:p>29.8110589981079</text:p>
              </table:table-cell>
              <table:table-cell office:value-type="float" office:value="2383319.56856532">
                <text:p>2383319.568565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9.8387098312378">
                <text:p>29.8387098312378</text:p>
              </table:table-cell>
              <table:table-cell office:value-type="float" office:value="2373599.36648962">
                <text:p>2373599.366489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.8662259578705">
                <text:p>29.8662259578705</text:p>
              </table:table-cell>
              <table:table-cell office:value-type="float" office:value="2385219.43426536">
                <text:p>2385219.434265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9.8938121795654">
                <text:p>29.8938121795654</text:p>
              </table:table-cell>
              <table:table-cell office:value-type="float" office:value="2379158.7237198">
                <text:p>2379158.72371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9.9212965965271">
                <text:p>29.9212965965271</text:p>
              </table:table-cell>
              <table:table-cell office:value-type="float" office:value="2387971.33996079">
                <text:p>2387971.3399607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9.948810338974">
                <text:p>29.948810338974</text:p>
              </table:table-cell>
              <table:table-cell office:value-type="float" office:value="2385426.12393307">
                <text:p>2385426.123933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9.9763026237488">
                <text:p>29.9763026237488</text:p>
              </table:table-cell>
              <table:table-cell office:value-type="float" office:value="2387287.94415103">
                <text:p>2387287.944151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.0038478374481">
                <text:p>30.0038478374481</text:p>
              </table:table-cell>
              <table:table-cell office:value-type="float" office:value="2382700.70134074">
                <text:p>2382700.701340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.0313789844513">
                <text:p>30.0313789844513</text:p>
              </table:table-cell>
              <table:table-cell office:value-type="float" office:value="2383918.11254482">
                <text:p>2383918.112544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0.0589120388031">
                <text:p>30.0589120388031</text:p>
              </table:table-cell>
              <table:table-cell office:value-type="float" office:value="2383752.96693857">
                <text:p>2383752.9669385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0.0864195823669">
                <text:p>30.0864195823669</text:p>
              </table:table-cell>
              <table:table-cell office:value-type="float" office:value="2385963.68474973">
                <text:p>2385963.6847497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0.1595482826233">
                <text:p>30.1595482826233</text:p>
              </table:table-cell>
              <table:table-cell office:value-type="float" office:value="897486.209517351">
                <text:p>897486.20951735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0.2401790618896">
                <text:p>30.2401790618896</text:p>
              </table:table-cell>
              <table:table-cell office:value-type="float" office:value="813981.963180461">
                <text:p>813981.9631804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0.3137619495392">
                <text:p>30.3137619495392</text:p>
              </table:table-cell>
              <table:table-cell office:value-type="float" office:value="891946.512246095">
                <text:p>891946.5122460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.3816158771515">
                <text:p>30.3816158771515</text:p>
              </table:table-cell>
              <table:table-cell office:value-type="float" office:value="967254.252030921">
                <text:p>967254.2520309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.4820976257324">
                <text:p>30.4820976257324</text:p>
              </table:table-cell>
              <table:table-cell office:value-type="float" office:value="653173.346671381">
                <text:p>653173.34667138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.6093752384186">
                <text:p>30.6093752384186</text:p>
              </table:table-cell>
              <table:table-cell office:value-type="float" office:value="515660.206181241">
                <text:p>515660.2061812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.6845331192017">
                <text:p>30.6845331192017</text:p>
              </table:table-cell>
              <table:table-cell office:value-type="float" office:value="873255.064088696">
                <text:p>873255.0640886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.7311522960663">
                <text:p>30.7311522960663</text:p>
              </table:table-cell>
              <table:table-cell office:value-type="float" office:value="1407832.66488352">
                <text:p>1407832.664883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.8099613189697">
                <text:p>30.8099613189697</text:p>
              </table:table-cell>
              <table:table-cell office:value-type="float" office:value="832798.042432438">
                <text:p>832798.0424324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.91002368927">
                <text:p>30.91002368927</text:p>
              </table:table-cell>
              <table:table-cell office:value-type="float" office:value="655910.906398025">
                <text:p>655910.9063980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.9932796955109">
                <text:p>30.9932796955109</text:p>
              </table:table-cell>
              <table:table-cell office:value-type="float" office:value="788315.497744852">
                <text:p>788315.49774485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.0659067630768">
                <text:p>31.0659067630768</text:p>
              </table:table-cell>
              <table:table-cell office:value-type="float" office:value="903685.116302278">
                <text:p>903685.1163022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.1184854507446">
                <text:p>31.1184854507446</text:p>
              </table:table-cell>
              <table:table-cell office:value-type="float" office:value="1248262.42173663">
                <text:p>1248262.4217366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.2020602226257">
                <text:p>31.2020602226257</text:p>
              </table:table-cell>
              <table:table-cell office:value-type="float" office:value="785308.754337618">
                <text:p>785308.7543376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.2854433059692">
                <text:p>31.2854433059692</text:p>
              </table:table-cell>
              <table:table-cell office:value-type="float" office:value="787114.092790521">
                <text:p>787114.09279052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.3860523700714">
                <text:p>31.3860523700714</text:p>
              </table:table-cell>
              <table:table-cell office:value-type="float" office:value="652346.789881157">
                <text:p>652346.78988115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1.4527614116669">
                <text:p>31.4527614116669</text:p>
              </table:table-cell>
              <table:table-cell office:value-type="float" office:value="983854.638446308">
                <text:p>983854.63844630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1.5361700057983">
                <text:p>31.5361700057983</text:p>
              </table:table-cell>
              <table:table-cell office:value-type="float" office:value="786873.351402494">
                <text:p>786873.3514024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1.619594335556">
                <text:p>31.619594335556</text:p>
              </table:table-cell>
              <table:table-cell office:value-type="float" office:value="786724.930132864">
                <text:p>786724.9301328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1.7030096054077">
                <text:p>31.7030096054077</text:p>
              </table:table-cell>
              <table:table-cell office:value-type="float" office:value="786810.377964324">
                <text:p>786810.3779643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1.7725813388824">
                <text:p>31.7725813388824</text:p>
              </table:table-cell>
              <table:table-cell office:value-type="float" office:value="943371.63560597">
                <text:p>943371.635605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1.8281970024109">
                <text:p>31.8281970024109</text:p>
              </table:table-cell>
              <table:table-cell office:value-type="float" office:value="1180099.19932781">
                <text:p>1180099.1993278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1.8892133235931">
                <text:p>31.8892133235931</text:p>
              </table:table-cell>
              <table:table-cell office:value-type="float" office:value="1075646.62582594">
                <text:p>1075646.6258259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1.9640252590179">
                <text:p>31.9640252590179</text:p>
              </table:table-cell>
              <table:table-cell office:value-type="float" office:value="877293.170231752">
                <text:p>877293.1702317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2.0413241386414">
                <text:p>32.0413241386414</text:p>
              </table:table-cell>
              <table:table-cell office:value-type="float" office:value="849067.933710655">
                <text:p>849067.9337106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2.1159842014313">
                <text:p>32.1159842014313</text:p>
              </table:table-cell>
              <table:table-cell office:value-type="float" office:value="879077.749836339">
                <text:p>879077.74983633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2.1959655284882">
                <text:p>32.1959655284882</text:p>
              </table:table-cell>
              <table:table-cell office:value-type="float" office:value="820591.535738346">
                <text:p>820591.5357383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2.2888538837433">
                <text:p>32.2888538837433</text:p>
              </table:table-cell>
              <table:table-cell office:value-type="float" office:value="706568.652440183">
                <text:p>706568.65244018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2.3661742210388">
                <text:p>32.3661742210388</text:p>
              </table:table-cell>
              <table:table-cell office:value-type="float" office:value="848832.303319406">
                <text:p>848832.3033194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2.440776348114">
                <text:p>32.440776348114</text:p>
              </table:table-cell>
              <table:table-cell office:value-type="float" office:value="879760.438115205">
                <text:p>879760.4381152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2.4899055957794">
                <text:p>32.4899055957794</text:p>
              </table:table-cell>
              <table:table-cell office:value-type="float" office:value="1335904.84525606">
                <text:p>1335904.845256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2.5672409534454">
                <text:p>32.5672409534454</text:p>
              </table:table-cell>
              <table:table-cell office:value-type="float" office:value="848667.439846101">
                <text:p>848667.4398461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2.6491677761078">
                <text:p>32.6491677761078</text:p>
              </table:table-cell>
              <table:table-cell office:value-type="float" office:value="801105.155395692">
                <text:p>801105.1553956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2.7006704807282">
                <text:p>32.7006704807282</text:p>
              </table:table-cell>
              <table:table-cell office:value-type="float" office:value="1274340.84255942">
                <text:p>1274340.842559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2.7497856616974">
                <text:p>32.7497856616974</text:p>
              </table:table-cell>
              <table:table-cell office:value-type="float" office:value="1336287.45135046">
                <text:p>1336287.4513504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2.8244769573212">
                <text:p>32.8244769573212</text:p>
              </table:table-cell>
              <table:table-cell office:value-type="float" office:value="878710.155606203">
                <text:p>878710.1556062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2.8858299255371">
                <text:p>32.8858299255371</text:p>
              </table:table-cell>
              <table:table-cell office:value-type="float" office:value="1069744.4949851">
                <text:p>1069744.494985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2.9584767818451">
                <text:p>32.9584767818451</text:p>
              </table:table-cell>
              <table:table-cell office:value-type="float" office:value="903438.955730662">
                <text:p>903438.9557306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3.0310111045837">
                <text:p>33.0310111045837</text:p>
              </table:table-cell>
              <table:table-cell office:value-type="float" office:value="904840.598518889">
                <text:p>904840.59851888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3.0793190002441">
                <text:p>33.0793190002441</text:p>
              </table:table-cell>
              <table:table-cell office:value-type="float" office:value="1358618.4846756">
                <text:p>1358618.48467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3.176167011261">
                <text:p>33.176167011261</text:p>
              </table:table-cell>
              <table:table-cell office:value-type="float" office:value="677680.411924866">
                <text:p>677680.41192486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3.2488639354706">
                <text:p>33.2488639354706</text:p>
              </table:table-cell>
              <table:table-cell office:value-type="float" office:value="902816.73830896">
                <text:p>902816.738308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3.2971308231354">
                <text:p>33.2971308231354</text:p>
              </table:table-cell>
              <table:table-cell office:value-type="float" office:value="1359772.77954615">
                <text:p>1359772.779546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3.3734903335571">
                <text:p>33.3734903335571</text:p>
              </table:table-cell>
              <table:table-cell office:value-type="float" office:value="859513.106324253">
                <text:p>859513.1063242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3.4498572349548">
                <text:p>33.4498572349548</text:p>
              </table:table-cell>
              <table:table-cell office:value-type="float" office:value="859429.920538485">
                <text:p>859429.9205384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3.5224099159241">
                <text:p>33.5224099159241</text:p>
              </table:table-cell>
              <table:table-cell office:value-type="float" office:value="904611.643887114">
                <text:p>904611.6438871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3.5987293720245">
                <text:p>33.5987293720245</text:p>
              </table:table-cell>
              <table:table-cell office:value-type="float" office:value="859964.199870668">
                <text:p>859964.19987066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3.6481578350067">
                <text:p>33.6481578350067</text:p>
              </table:table-cell>
              <table:table-cell office:value-type="float" office:value="1327817.9421372">
                <text:p>1327817.94213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3.7233073711395">
                <text:p>33.7233073711395</text:p>
              </table:table-cell>
              <table:table-cell office:value-type="float" office:value="873352.030862944">
                <text:p>873352.0308629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3.7752523422241">
                <text:p>33.7752523422241</text:p>
              </table:table-cell>
              <table:table-cell office:value-type="float" office:value="1263490.93337862">
                <text:p>1263490.933378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3.8491535186768">
                <text:p>33.8491535186768</text:p>
              </table:table-cell>
              <table:table-cell office:value-type="float" office:value="888104.941631931">
                <text:p>888104.94163193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3.9000325202942">
                <text:p>33.9000325202942</text:p>
              </table:table-cell>
              <table:table-cell office:value-type="float" office:value="1289962.4189464">
                <text:p>1289962.41894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4.0006518363953">
                <text:p>34.0006518363953</text:p>
              </table:table-cell>
              <table:table-cell office:value-type="float" office:value="652280.322935919">
                <text:p>652280.3229359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4.0764455795288">
                <text:p>34.0764455795288</text:p>
              </table:table-cell>
              <table:table-cell office:value-type="float" office:value="865928.997389132">
                <text:p>865928.99738913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4.1506614685059">
                <text:p>34.1506614685059</text:p>
              </table:table-cell>
              <table:table-cell office:value-type="float" office:value="884338.93206204">
                <text:p>884338.932062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4.2512085437775">
                <text:p>34.2512085437775</text:p>
              </table:table-cell>
              <table:table-cell office:value-type="float" office:value="652748.971789673">
                <text:p>652748.9717896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4.3021450042725">
                <text:p>34.3021450042725</text:p>
              </table:table-cell>
              <table:table-cell office:value-type="float" office:value="1288507.27675608">
                <text:p>1288507.276756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4.4028248786926">
                <text:p>34.4028248786926</text:p>
              </table:table-cell>
              <table:table-cell office:value-type="float" office:value="651887.980373305">
                <text:p>651887.9803733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4.5032892227173">
                <text:p>34.5032892227173</text:p>
              </table:table-cell>
              <table:table-cell office:value-type="float" office:value="653286.503158684">
                <text:p>653286.5031586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4.5527672767639">
                <text:p>34.5527672767639</text:p>
              </table:table-cell>
              <table:table-cell office:value-type="float" office:value="1326487.09139096">
                <text:p>1326487.091390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4.6037676334381">
                <text:p>34.6037676334381</text:p>
              </table:table-cell>
              <table:table-cell office:value-type="float" office:value="1286892.96075471">
                <text:p>1286892.960754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9.9666256904602">
                <text:p>39.9666256904602</text:p>
              </table:table-cell>
              <table:table-cell office:value-type="float" office:value="12238.2504444737">
                <text:p>12238.25044447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